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Helvetica Neue" svg:font-family="'Helvetica Neue'"/>
    <style:font-face style:name="Helvetica Neue1" svg:font-family="'Helvetica Neue'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4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5e0b4" style:rotation-align="none"/>
    </style:style>
    <style:style style:name="ce12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c5e0b4" style:rotation-align="non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2" table:default-cell-style-name="ce7"/>
        <table:table-column table:style-name="co1" table:default-cell-style-name="ce7"/>
        <table:table-row table:style-name="ro1">
          <table:table-cell table:style-name="ce1" office:value-type="string" calcext:value-type="string">
            <text:p>Library</text:p>
          </table:table-cell>
          <table:table-cell table:style-name="ce3" office:value-type="string" calcext:value-type="string">
            <text:p>Name</text:p>
          </table:table-cell>
          <table:table-cell table:style-name="ce12" office:value-type="string" calcext:value-type="string">
            <text:p>sstart</text:p>
          </table:table-cell>
          <table:table-cell table:style-name="ce12" office:value-type="string" calcext:value-type="string">
            <text:p>send</text:p>
          </table:table-cell>
          <table:table-cell table:style-name="ce12" office:value-type="string" calcext:value-type="string">
            <text:p>sstrand</text:p>
          </table:table-cell>
        </table:table-row>
        <table:table-row table:style-name="ro2">
          <table:table-cell table:style-name="ce2" office:value-type="string" calcext:value-type="string">
            <text:p>4T5T</text:p>
          </table:table-cell>
          <table:table-cell table:style-name="Default" office:value-type="string" calcext:value-type="string">
            <text:p>D3</text:p>
          </table:table-cell>
          <table:table-cell table:style-name="Default" office:value-type="float" office:value="950330" calcext:value-type="float">
            <text:p>950330</text:p>
          </table:table-cell>
          <table:table-cell table:style-name="Default"/>
          <table:table-cell table:style-name="Default" office:value-type="string" calcext:value-type="string">
            <text:p>plus</text:p>
          </table:table-cell>
        </table:table-row>
        <table:table-row table:style-name="ro2">
          <table:table-cell table:style-name="ce2" office:value-type="string" calcext:value-type="string">
            <text:p>4T5T</text:p>
          </table:table-cell>
          <table:table-cell table:style-name="Default" office:value-type="string" calcext:value-type="string">
            <text:p>G8</text:p>
          </table:table-cell>
          <table:table-cell table:style-name="Default" office:value-type="float" office:value="951161" calcext:value-type="float">
            <text:p>951161</text:p>
          </table:table-cell>
          <table:table-cell table:style-name="Default"/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table:style-name="ce2" office:value-type="string" calcext:value-type="string">
            <text:p>4T5T</text:p>
          </table:table-cell>
          <table:table-cell table:style-name="Default" office:value-type="string" calcext:value-type="string">
            <text:p>D5</text:p>
          </table:table-cell>
          <table:table-cell table:style-name="Default" office:value-type="float" office:value="246288" calcext:value-type="float">
            <text:p>246288</text:p>
          </table:table-cell>
          <table:table-cell table:style-name="Default"/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table:style-name="ce2" office:value-type="string" calcext:value-type="string">
            <text:p>4T5T</text:p>
          </table:table-cell>
          <table:table-cell table:style-name="Default" office:value-type="string" calcext:value-type="string">
            <text:p>H4</text:p>
          </table:table-cell>
          <table:table-cell table:style-name="Default" office:value-type="float" office:value="728973" calcext:value-type="float">
            <text:p>728973</text:p>
          </table:table-cell>
          <table:table-cell table:style-name="Default"/>
          <table:table-cell table:style-name="Default" office:value-type="string" calcext:value-type="string">
            <text:p>plus</text:p>
          </table:table-cell>
        </table:table-row>
        <table:table-row table:style-name="ro2">
          <table:table-cell table:style-name="ce2" office:value-type="string" calcext:value-type="string">
            <text:p>4T5T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float" office:value="4665371" calcext:value-type="float">
            <text:p>4665371</text:p>
          </table:table-cell>
          <table:table-cell table:style-name="Default"/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table:style-name="ce2" office:value-type="string" calcext:value-type="string">
            <text:p>4T5T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5112252" calcext:value-type="float">
            <text:p>5112252</text:p>
          </table:table-cell>
          <table:table-cell table:style-name="Default"/>
          <table:table-cell table:style-name="Default" office:value-type="string" calcext:value-type="string">
            <text:p>plus</text:p>
          </table:table-cell>
        </table:table-row>
        <table:table-row table:style-name="ro2">
          <table:table-cell table:style-name="ce2" office:value-type="string" calcext:value-type="string">
            <text:p>4T5T</text:p>
          </table:table-cell>
          <table:table-cell table:style-name="Default" office:value-type="string" calcext:value-type="string">
            <text:p>G11</text:p>
          </table:table-cell>
          <table:table-cell table:style-name="Default" office:value-type="float" office:value="5547160" calcext:value-type="float">
            <text:p>5547160</text:p>
          </table:table-cell>
          <table:table-cell table:style-name="Default"/>
          <table:table-cell table:style-name="Default" office:value-type="string" calcext:value-type="string">
            <text:p>plus</text:p>
          </table:table-cell>
        </table:table-row>
        <table:table-row table:style-name="ro2">
          <table:table-cell table:style-name="ce2" office:value-type="string" calcext:value-type="string">
            <text:p>4T5T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943151" calcext:value-type="float">
            <text:p>5943151</text:p>
          </table:table-cell>
          <table:table-cell table:style-name="Default"/>
          <table:table-cell table:style-name="Default" office:value-type="string" calcext:value-type="string">
            <text:p>plus</text:p>
          </table:table-cell>
        </table:table-row>
        <table:table-row table:style-name="ro2">
          <table:table-cell table:style-name="ce2" office:value-type="string" calcext:value-type="string">
            <text:p>4T5T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float" office:value="6069482" calcext:value-type="float">
            <text:p>6069482</text:p>
          </table:table-cell>
          <table:table-cell table:style-name="Default"/>
          <table:table-cell table:style-name="Default" office:value-type="string" calcext:value-type="string">
            <text:p>plus</text:p>
          </table:table-cell>
        </table:table-row>
        <table:table-row table:style-name="ro2">
          <table:table-cell table:style-name="ce2" office:value-type="string" calcext:value-type="string">
            <text:p>4T5T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float" office:value="6113870" calcext:value-type="float">
            <text:p>6113870</text:p>
          </table:table-cell>
          <table:table-cell table:style-name="Default"/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table:style-name="ce2" office:value-type="string" calcext:value-type="string">
            <text:p>4T5T</text:p>
          </table:table-cell>
          <table:table-cell table:style-name="Default" office:value-type="string" calcext:value-type="string">
            <text:p>F6</text:p>
          </table:table-cell>
          <table:table-cell table:style-name="Default" office:value-type="float" office:value="5487379" calcext:value-type="float">
            <text:p>5487379</text:p>
          </table:table-cell>
          <table:table-cell table:style-name="Default"/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table:style-name="ce2" office:value-type="string" calcext:value-type="string">
            <text:p>4T5T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float" office:value="5355951" calcext:value-type="float">
            <text:p>5355951</text:p>
          </table:table-cell>
          <table:table-cell table:style-name="Default"/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table:style-name="ce2" office:value-type="string" calcext:value-type="string">
            <text:p>4T5T</text:p>
          </table:table-cell>
          <table:table-cell table:style-name="Default" office:value-type="string" calcext:value-type="string">
            <text:p>H3</text:p>
          </table:table-cell>
          <table:table-cell table:style-name="Default" office:value-type="float" office:value="6059494" calcext:value-type="float">
            <text:p>6059494</text:p>
          </table:table-cell>
          <table:table-cell table:style-name="Default"/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D12a</text:p>
          </table:table-cell>
          <table:table-cell table:style-name="ce4" office:value-type="float" office:value="5680562" calcext:value-type="float">
            <text:p>5680562</text:p>
          </table:table-cell>
          <table:table-cell table:style-name="ce4" office:value-type="float" office:value="5680362" calcext:value-type="float">
            <text:p>5680362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11a</text:p>
          </table:table-cell>
          <table:table-cell table:style-name="ce4" office:value-type="float" office:value="4670571" calcext:value-type="float">
            <text:p>4670571</text:p>
          </table:table-cell>
          <table:table-cell table:style-name="ce4" office:value-type="float" office:value="4670219" calcext:value-type="float">
            <text:p>4670219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7a</text:p>
          </table:table-cell>
          <table:table-cell table:style-name="ce4" office:value-type="float" office:value="182234" calcext:value-type="float">
            <text:p>182234</text:p>
          </table:table-cell>
          <table:table-cell table:style-name="ce4" office:value-type="float" office:value="181885" calcext:value-type="float">
            <text:p>181885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11a</text:p>
          </table:table-cell>
          <table:table-cell table:style-name="ce4" office:value-type="float" office:value="565419" calcext:value-type="float">
            <text:p>565419</text:p>
          </table:table-cell>
          <table:table-cell table:style-name="ce4" office:value-type="float" office:value="565206" calcext:value-type="float">
            <text:p>565206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D8a</text:p>
          </table:table-cell>
          <table:table-cell table:style-name="ce4" office:value-type="float" office:value="5633905" calcext:value-type="float">
            <text:p>5633905</text:p>
          </table:table-cell>
          <table:table-cell table:style-name="ce4" office:value-type="float" office:value="5633671" calcext:value-type="float">
            <text:p>5633671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12a</text:p>
          </table:table-cell>
          <table:table-cell table:style-name="ce4" office:value-type="float" office:value="5871179" calcext:value-type="float">
            <text:p>5871179</text:p>
          </table:table-cell>
          <table:table-cell table:style-name="ce4" office:value-type="float" office:value="5871634" calcext:value-type="float">
            <text:p>5871634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G5a</text:p>
          </table:table-cell>
          <table:table-cell table:style-name="ce4" office:value-type="float" office:value="661488" calcext:value-type="float">
            <text:p>661488</text:p>
          </table:table-cell>
          <table:table-cell table:style-name="ce4" office:value-type="float" office:value="661162" calcext:value-type="float">
            <text:p>661162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E4a</text:p>
          </table:table-cell>
          <table:table-cell table:style-name="ce4" office:value-type="float" office:value="309393" calcext:value-type="float">
            <text:p>309393</text:p>
          </table:table-cell>
          <table:table-cell table:style-name="ce4" office:value-type="float" office:value="308918" calcext:value-type="float">
            <text:p>308918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4a</text:p>
          </table:table-cell>
          <table:table-cell table:style-name="ce4" office:value-type="float" office:value="5680562" calcext:value-type="float">
            <text:p>5680562</text:p>
          </table:table-cell>
          <table:table-cell table:style-name="ce4" office:value-type="float" office:value="5680382" calcext:value-type="float">
            <text:p>5680382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12a</text:p>
          </table:table-cell>
          <table:table-cell table:style-name="ce4" office:value-type="float" office:value="5633905" calcext:value-type="float">
            <text:p>5633905</text:p>
          </table:table-cell>
          <table:table-cell table:style-name="ce4" office:value-type="float" office:value="5633693" calcext:value-type="float">
            <text:p>5633693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8a</text:p>
          </table:table-cell>
          <table:table-cell table:style-name="ce4" office:value-type="float" office:value="954063" calcext:value-type="float">
            <text:p>954063</text:p>
          </table:table-cell>
          <table:table-cell table:style-name="ce4" office:value-type="float" office:value="954286" calcext:value-type="float">
            <text:p>954286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10a</text:p>
          </table:table-cell>
          <table:table-cell table:style-name="ce4" office:value-type="float" office:value="974650" calcext:value-type="float">
            <text:p>974650</text:p>
          </table:table-cell>
          <table:table-cell table:style-name="ce4" office:value-type="float" office:value="974235" calcext:value-type="float">
            <text:p>974235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5a</text:p>
          </table:table-cell>
          <table:table-cell table:style-name="ce4" office:value-type="float" office:value="5633905" calcext:value-type="float">
            <text:p>5633905</text:p>
          </table:table-cell>
          <table:table-cell table:style-name="ce4" office:value-type="float" office:value="5633657" calcext:value-type="float">
            <text:p>5633657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7a</text:p>
          </table:table-cell>
          <table:table-cell table:style-name="ce4" office:value-type="float" office:value="4664008" calcext:value-type="float">
            <text:p>4664008</text:p>
          </table:table-cell>
          <table:table-cell table:style-name="ce4" office:value-type="float" office:value="4663546" calcext:value-type="float">
            <text:p>4663546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10a</text:p>
          </table:table-cell>
          <table:table-cell table:style-name="ce4" office:value-type="float" office:value="6074018" calcext:value-type="float">
            <text:p>6074018</text:p>
          </table:table-cell>
          <table:table-cell table:style-name="ce4" office:value-type="float" office:value="6074447" calcext:value-type="float">
            <text:p>6074447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G8a</text:p>
          </table:table-cell>
          <table:table-cell table:style-name="ce4" office:value-type="float" office:value="265583" calcext:value-type="float">
            <text:p>265583</text:p>
          </table:table-cell>
          <table:table-cell table:style-name="ce4" office:value-type="float" office:value="265323" calcext:value-type="float">
            <text:p>265323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6a</text:p>
          </table:table-cell>
          <table:table-cell table:style-name="ce4" office:value-type="float" office:value="265583" calcext:value-type="float">
            <text:p>265583</text:p>
          </table:table-cell>
          <table:table-cell table:style-name="ce4" office:value-type="float" office:value="265236" calcext:value-type="float">
            <text:p>265236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12a</text:p>
          </table:table-cell>
          <table:table-cell table:style-name="ce4" office:value-type="float" office:value="5807820" calcext:value-type="float">
            <text:p>5807820</text:p>
          </table:table-cell>
          <table:table-cell table:style-name="ce4" office:value-type="float" office:value="5807564" calcext:value-type="float">
            <text:p>5807564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5a</text:p>
          </table:table-cell>
          <table:table-cell table:style-name="ce4" office:value-type="float" office:value="303133" calcext:value-type="float">
            <text:p>303133</text:p>
          </table:table-cell>
          <table:table-cell table:style-name="ce4" office:value-type="float" office:value="302567" calcext:value-type="float">
            <text:p>302567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12a</text:p>
          </table:table-cell>
          <table:table-cell table:style-name="ce4" office:value-type="float" office:value="265583" calcext:value-type="float">
            <text:p>265583</text:p>
          </table:table-cell>
          <table:table-cell table:style-name="ce4" office:value-type="float" office:value="265239" calcext:value-type="float">
            <text:p>265239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E6a</text:p>
          </table:table-cell>
          <table:table-cell table:style-name="ce4" office:value-type="float" office:value="5633905" calcext:value-type="float">
            <text:p>5633905</text:p>
          </table:table-cell>
          <table:table-cell table:style-name="ce4" office:value-type="float" office:value="5633658" calcext:value-type="float">
            <text:p>5633658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7a</text:p>
          </table:table-cell>
          <table:table-cell table:style-name="ce4" office:value-type="float" office:value="303133" calcext:value-type="float">
            <text:p>303133</text:p>
          </table:table-cell>
          <table:table-cell table:style-name="ce4" office:value-type="float" office:value="302633" calcext:value-type="float">
            <text:p>302633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10a</text:p>
          </table:table-cell>
          <table:table-cell table:style-name="ce4" office:value-type="float" office:value="4663258" calcext:value-type="float">
            <text:p>4663258</text:p>
          </table:table-cell>
          <table:table-cell table:style-name="ce4" office:value-type="float" office:value="4663026" calcext:value-type="float">
            <text:p>4663026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E5a</text:p>
          </table:table-cell>
          <table:table-cell table:style-name="ce4" office:value-type="float" office:value="6112278" calcext:value-type="float">
            <text:p>6112278</text:p>
          </table:table-cell>
          <table:table-cell table:style-name="ce4" office:value-type="float" office:value="6112039" calcext:value-type="float">
            <text:p>6112039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E12a</text:p>
          </table:table-cell>
          <table:table-cell table:style-name="ce4" office:value-type="float" office:value="20381" calcext:value-type="float">
            <text:p>20381</text:p>
          </table:table-cell>
          <table:table-cell table:style-name="ce4" office:value-type="float" office:value="20073" calcext:value-type="float">
            <text:p>20073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9a</text:p>
          </table:table-cell>
          <table:table-cell table:style-name="ce4" office:value-type="float" office:value="6112278" calcext:value-type="float">
            <text:p>6112278</text:p>
          </table:table-cell>
          <table:table-cell table:style-name="ce4" office:value-type="float" office:value="6112003" calcext:value-type="float">
            <text:p>6112003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6a</text:p>
          </table:table-cell>
          <table:table-cell table:style-name="ce4" office:value-type="float" office:value="4670571" calcext:value-type="float">
            <text:p>4670571</text:p>
          </table:table-cell>
          <table:table-cell table:style-name="ce4" office:value-type="float" office:value="4670236" calcext:value-type="float">
            <text:p>4670236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3a</text:p>
          </table:table-cell>
          <table:table-cell table:style-name="ce4" office:value-type="float" office:value="6074742" calcext:value-type="float">
            <text:p>6074742</text:p>
          </table:table-cell>
          <table:table-cell table:style-name="ce4" office:value-type="float" office:value="6074403" calcext:value-type="float">
            <text:p>6074403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4a</text:p>
          </table:table-cell>
          <table:table-cell table:style-name="ce4" office:value-type="float" office:value="5633905" calcext:value-type="float">
            <text:p>5633905</text:p>
          </table:table-cell>
          <table:table-cell table:style-name="ce4" office:value-type="float" office:value="5633456" calcext:value-type="float">
            <text:p>5633456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3a</text:p>
          </table:table-cell>
          <table:table-cell table:style-name="ce4" office:value-type="float" office:value="175470" calcext:value-type="float">
            <text:p>175470</text:p>
          </table:table-cell>
          <table:table-cell table:style-name="ce4" office:value-type="float" office:value="175681" calcext:value-type="float">
            <text:p>175681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3a</text:p>
          </table:table-cell>
          <table:table-cell table:style-name="ce4" office:value-type="float" office:value="954063" calcext:value-type="float">
            <text:p>954063</text:p>
          </table:table-cell>
          <table:table-cell table:style-name="ce4" office:value-type="float" office:value="954281" calcext:value-type="float">
            <text:p>954281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2a</text:p>
          </table:table-cell>
          <table:table-cell table:style-name="ce4" office:value-type="float" office:value="265583" calcext:value-type="float">
            <text:p>265583</text:p>
          </table:table-cell>
          <table:table-cell table:style-name="ce4" office:value-type="float" office:value="264931" calcext:value-type="float">
            <text:p>264931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D2a</text:p>
          </table:table-cell>
          <table:table-cell table:style-name="ce4" office:value-type="float" office:value="637037" calcext:value-type="float">
            <text:p>637037</text:p>
          </table:table-cell>
          <table:table-cell table:style-name="ce4" office:value-type="float" office:value="637494" calcext:value-type="float">
            <text:p>637494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1a</text:p>
          </table:table-cell>
          <table:table-cell table:style-name="ce4" office:value-type="float" office:value="5633905" calcext:value-type="float">
            <text:p>5633905</text:p>
          </table:table-cell>
          <table:table-cell table:style-name="ce4" office:value-type="float" office:value="5633648" calcext:value-type="float">
            <text:p>5633648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E1a</text:p>
          </table:table-cell>
          <table:table-cell table:style-name="ce4" office:value-type="float" office:value="974650" calcext:value-type="float">
            <text:p>974650</text:p>
          </table:table-cell>
          <table:table-cell table:style-name="ce4" office:value-type="float" office:value="974197" calcext:value-type="float">
            <text:p>974197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1a</text:p>
          </table:table-cell>
          <table:table-cell table:style-name="ce4" office:value-type="float" office:value="702911" calcext:value-type="float">
            <text:p>702911</text:p>
          </table:table-cell>
          <table:table-cell table:style-name="ce4" office:value-type="float" office:value="703544" calcext:value-type="float">
            <text:p>703544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1a</text:p>
          </table:table-cell>
          <table:table-cell table:style-name="ce4" office:value-type="float" office:value="5633905" calcext:value-type="float">
            <text:p>5633905</text:p>
          </table:table-cell>
          <table:table-cell table:style-name="ce4" office:value-type="float" office:value="5633653" calcext:value-type="float">
            <text:p>5633653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3a</text:p>
          </table:table-cell>
          <table:table-cell table:style-name="ce4" office:value-type="float" office:value="4670979" calcext:value-type="float">
            <text:p>4670979</text:p>
          </table:table-cell>
          <table:table-cell table:style-name="ce4" office:value-type="float" office:value="4670435" calcext:value-type="float">
            <text:p>4670435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E3a</text:p>
          </table:table-cell>
          <table:table-cell table:style-name="ce4" office:value-type="float" office:value="18559" calcext:value-type="float">
            <text:p>18559</text:p>
          </table:table-cell>
          <table:table-cell table:style-name="ce4" office:value-type="float" office:value="18040" calcext:value-type="float">
            <text:p>18040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3a</text:p>
          </table:table-cell>
          <table:table-cell table:style-name="ce4" office:value-type="float" office:value="5633905" calcext:value-type="float">
            <text:p>5633905</text:p>
          </table:table-cell>
          <table:table-cell table:style-name="ce4" office:value-type="float" office:value="5633648" calcext:value-type="float">
            <text:p>5633648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1a</text:p>
          </table:table-cell>
          <table:table-cell table:style-name="ce4" office:value-type="float" office:value="6169167" calcext:value-type="float">
            <text:p>6169167</text:p>
          </table:table-cell>
          <table:table-cell table:style-name="ce4" office:value-type="float" office:value="6169467" calcext:value-type="float">
            <text:p>6169467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24a</text:p>
          </table:table-cell>
          <table:table-cell table:style-name="ce4" office:value-type="float" office:value="4667217" calcext:value-type="float">
            <text:p>4667217</text:p>
          </table:table-cell>
          <table:table-cell table:style-name="ce4" office:value-type="float" office:value="4666490" calcext:value-type="float">
            <text:p>4666490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17a</text:p>
          </table:table-cell>
          <table:table-cell table:style-name="ce4" office:value-type="float" office:value="6112278" calcext:value-type="float">
            <text:p>6112278</text:p>
          </table:table-cell>
          <table:table-cell table:style-name="ce4" office:value-type="float" office:value="6111591" calcext:value-type="float">
            <text:p>6111591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33a</text:p>
          </table:table-cell>
          <table:table-cell table:style-name="ce4" office:value-type="float" office:value="13086" calcext:value-type="float">
            <text:p>13086</text:p>
          </table:table-cell>
          <table:table-cell table:style-name="ce4" office:value-type="float" office:value="12334" calcext:value-type="float">
            <text:p>12334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18a</text:p>
          </table:table-cell>
          <table:table-cell table:style-name="ce4" office:value-type="float" office:value="175415" calcext:value-type="float">
            <text:p>175415</text:p>
          </table:table-cell>
          <table:table-cell table:style-name="ce4" office:value-type="float" office:value="175685" calcext:value-type="float">
            <text:p>175685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35a</text:p>
          </table:table-cell>
          <table:table-cell table:style-name="ce4" office:value-type="float" office:value="4662106" calcext:value-type="float">
            <text:p>4662106</text:p>
          </table:table-cell>
          <table:table-cell table:style-name="ce4" office:value-type="float" office:value="4661645" calcext:value-type="float">
            <text:p>4661645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12a</text:p>
          </table:table-cell>
          <table:table-cell table:style-name="ce4" office:value-type="float" office:value="5339725" calcext:value-type="float">
            <text:p>5339725</text:p>
          </table:table-cell>
          <table:table-cell table:style-name="ce4" office:value-type="float" office:value="5338832" calcext:value-type="float">
            <text:p>5338832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15a</text:p>
          </table:table-cell>
          <table:table-cell table:style-name="ce4" office:value-type="float" office:value="5633905" calcext:value-type="float">
            <text:p>5633905</text:p>
          </table:table-cell>
          <table:table-cell table:style-name="ce4" office:value-type="float" office:value="5633657" calcext:value-type="float">
            <text:p>5633657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22a</text:p>
          </table:table-cell>
          <table:table-cell table:style-name="ce4" office:value-type="float" office:value="175143" calcext:value-type="float">
            <text:p>175143</text:p>
          </table:table-cell>
          <table:table-cell table:style-name="ce4" office:value-type="float" office:value="175007" calcext:value-type="float">
            <text:p>175007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30a</text:p>
          </table:table-cell>
          <table:table-cell table:style-name="ce4" office:value-type="float" office:value="171760" calcext:value-type="float">
            <text:p>171760</text:p>
          </table:table-cell>
          <table:table-cell table:style-name="ce4" office:value-type="float" office:value="171938" calcext:value-type="float">
            <text:p>171938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4a</text:p>
          </table:table-cell>
          <table:table-cell table:style-name="ce4" office:value-type="float" office:value="5680562" calcext:value-type="float">
            <text:p>5680562</text:p>
          </table:table-cell>
          <table:table-cell table:style-name="ce4" office:value-type="float" office:value="5679889" calcext:value-type="float">
            <text:p>5679889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4b</text:p>
          </table:table-cell>
          <table:table-cell table:style-name="ce4" office:value-type="float" office:value="162459" calcext:value-type="float">
            <text:p>162459</text:p>
          </table:table-cell>
          <table:table-cell table:style-name="ce4" office:value-type="float" office:value="162340" calcext:value-type="float">
            <text:p>162340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7b</text:p>
          </table:table-cell>
          <table:table-cell table:style-name="ce4" office:value-type="float" office:value="602313" calcext:value-type="float">
            <text:p>602313</text:p>
          </table:table-cell>
          <table:table-cell table:style-name="ce4" office:value-type="float" office:value="601873" calcext:value-type="float">
            <text:p>601873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7b</text:p>
          </table:table-cell>
          <table:table-cell table:style-name="ce4" office:value-type="float" office:value="4660739" calcext:value-type="float">
            <text:p>4660739</text:p>
          </table:table-cell>
          <table:table-cell table:style-name="ce4" office:value-type="float" office:value="4660273" calcext:value-type="float">
            <text:p>4660273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G6b</text:p>
          </table:table-cell>
          <table:table-cell table:style-name="ce4" office:value-type="float" office:value="2987" calcext:value-type="float">
            <text:p>2987</text:p>
          </table:table-cell>
          <table:table-cell table:style-name="ce4" office:value-type="float" office:value="3344" calcext:value-type="float">
            <text:p>3344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D5b</text:p>
          </table:table-cell>
          <table:table-cell table:style-name="ce4" office:value-type="float" office:value="5884321" calcext:value-type="float">
            <text:p>5884321</text:p>
          </table:table-cell>
          <table:table-cell table:style-name="ce4" office:value-type="float" office:value="5883972" calcext:value-type="float">
            <text:p>5883972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5b</text:p>
          </table:table-cell>
          <table:table-cell table:style-name="ce4" office:value-type="float" office:value="4659334" calcext:value-type="float">
            <text:p>4659334</text:p>
          </table:table-cell>
          <table:table-cell table:style-name="ce4" office:value-type="float" office:value="4658851" calcext:value-type="float">
            <text:p>4658851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4c </text:p>
          </table:table-cell>
          <table:table-cell table:style-name="ce4" office:value-type="float" office:value="780545" calcext:value-type="float">
            <text:p>780545</text:p>
          </table:table-cell>
          <table:table-cell table:style-name="ce4" office:value-type="float" office:value="781116" calcext:value-type="float">
            <text:p>781116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2c </text:p>
          </table:table-cell>
          <table:table-cell table:style-name="ce4" office:value-type="float" office:value="952811" calcext:value-type="float">
            <text:p>952811</text:p>
          </table:table-cell>
          <table:table-cell table:style-name="ce4" office:value-type="float" office:value="953334" calcext:value-type="float">
            <text:p>953334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G1c </text:p>
          </table:table-cell>
          <table:table-cell table:style-name="ce4" office:value-type="float" office:value="982756" calcext:value-type="float">
            <text:p>982756</text:p>
          </table:table-cell>
          <table:table-cell table:style-name="ce4" office:value-type="float" office:value="982705" calcext:value-type="float">
            <text:p>982705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10c </text:p>
          </table:table-cell>
          <table:table-cell table:style-name="ce4" office:value-type="float" office:value="5350351" calcext:value-type="float">
            <text:p>5350351</text:p>
          </table:table-cell>
          <table:table-cell table:style-name="ce4" office:value-type="float" office:value="5349604" calcext:value-type="float">
            <text:p>5349604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5c </text:p>
          </table:table-cell>
          <table:table-cell table:style-name="ce4" office:value-type="float" office:value="520408" calcext:value-type="float">
            <text:p>520408</text:p>
          </table:table-cell>
          <table:table-cell table:style-name="ce4" office:value-type="float" office:value="521013" calcext:value-type="float">
            <text:p>521013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7c </text:p>
          </table:table-cell>
          <table:table-cell table:style-name="ce4" office:value-type="float" office:value="5797224" calcext:value-type="float">
            <text:p>5797224</text:p>
          </table:table-cell>
          <table:table-cell table:style-name="ce4" office:value-type="float" office:value="5797580" calcext:value-type="float">
            <text:p>5797580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D5c </text:p>
          </table:table-cell>
          <table:table-cell table:style-name="ce4" office:value-type="float" office:value="697876" calcext:value-type="float">
            <text:p>697876</text:p>
          </table:table-cell>
          <table:table-cell table:style-name="ce4" office:value-type="float" office:value="698373" calcext:value-type="float">
            <text:p>698373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10c </text:p>
          </table:table-cell>
          <table:table-cell table:style-name="ce4" office:value-type="float" office:value="227152" calcext:value-type="float">
            <text:p>227152</text:p>
          </table:table-cell>
          <table:table-cell table:style-name="ce4" office:value-type="float" office:value="226754" calcext:value-type="float">
            <text:p>226754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6c </text:p>
          </table:table-cell>
          <table:table-cell table:style-name="ce4" office:value-type="float" office:value="309584" calcext:value-type="float">
            <text:p>309584</text:p>
          </table:table-cell>
          <table:table-cell table:style-name="ce4" office:value-type="float" office:value="310075" calcext:value-type="float">
            <text:p>310075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5c </text:p>
          </table:table-cell>
          <table:table-cell table:style-name="ce4" office:value-type="float" office:value="419251" calcext:value-type="float">
            <text:p>419251</text:p>
          </table:table-cell>
          <table:table-cell table:style-name="ce4" office:value-type="float" office:value="418621" calcext:value-type="float">
            <text:p>418621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9c </text:p>
          </table:table-cell>
          <table:table-cell table:style-name="ce4" office:value-type="float" office:value="952811" calcext:value-type="float">
            <text:p>952811</text:p>
          </table:table-cell>
          <table:table-cell table:style-name="ce4" office:value-type="float" office:value="953442" calcext:value-type="float">
            <text:p>953442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9c </text:p>
          </table:table-cell>
          <table:table-cell table:style-name="ce4" office:value-type="float" office:value="5350351" calcext:value-type="float">
            <text:p>5350351</text:p>
          </table:table-cell>
          <table:table-cell table:style-name="ce4" office:value-type="float" office:value="5349856" calcext:value-type="float">
            <text:p>5349856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7c </text:p>
          </table:table-cell>
          <table:table-cell table:style-name="ce4" office:value-type="float" office:value="706889" calcext:value-type="float">
            <text:p>706889</text:p>
          </table:table-cell>
          <table:table-cell table:style-name="ce4" office:value-type="float" office:value="706385" calcext:value-type="float">
            <text:p>706385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B8</text:p>
          </table:table-cell>
          <table:table-cell table:style-name="ce4" office:value-type="float" office:value="4660020" calcext:value-type="float">
            <text:p>4660020</text:p>
          </table:table-cell>
          <table:table-cell table:style-name="ce4" office:value-type="float" office:value="4659628" calcext:value-type="float">
            <text:p>4659628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H8</text:p>
          </table:table-cell>
          <table:table-cell table:style-name="ce4" office:value-type="float" office:value="4660020" calcext:value-type="float">
            <text:p>4660020</text:p>
          </table:table-cell>
          <table:table-cell table:style-name="ce4" office:value-type="float" office:value="4659633" calcext:value-type="float">
            <text:p>4659633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H5</text:p>
          </table:table-cell>
          <table:table-cell table:style-name="ce4" office:value-type="float" office:value="886777" calcext:value-type="float">
            <text:p>886777</text:p>
          </table:table-cell>
          <table:table-cell table:style-name="ce4" office:value-type="float" office:value="887058" calcext:value-type="float">
            <text:p>887058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C7</text:p>
          </table:table-cell>
          <table:table-cell table:style-name="ce4" office:value-type="float" office:value="5868605" calcext:value-type="float">
            <text:p>5868605</text:p>
          </table:table-cell>
          <table:table-cell table:style-name="ce4" office:value-type="float" office:value="5868252" calcext:value-type="float">
            <text:p>5868252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H12</text:p>
          </table:table-cell>
          <table:table-cell table:style-name="ce4" office:value-type="float" office:value="4660020" calcext:value-type="float">
            <text:p>4660020</text:p>
          </table:table-cell>
          <table:table-cell table:style-name="ce4" office:value-type="float" office:value="4659689" calcext:value-type="float">
            <text:p>4659689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D6</text:p>
          </table:table-cell>
          <table:table-cell table:style-name="ce4" office:value-type="float" office:value="5498272" calcext:value-type="float">
            <text:p>5498272</text:p>
          </table:table-cell>
          <table:table-cell table:style-name="ce4" office:value-type="float" office:value="5498563" calcext:value-type="float">
            <text:p>5498563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G8</text:p>
          </table:table-cell>
          <table:table-cell table:style-name="ce4" office:value-type="float" office:value="728865" calcext:value-type="float">
            <text:p>728865</text:p>
          </table:table-cell>
          <table:table-cell table:style-name="ce4" office:value-type="float" office:value="728553" calcext:value-type="float">
            <text:p>728553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B9</text:p>
          </table:table-cell>
          <table:table-cell table:style-name="ce4" office:value-type="float" office:value="4663584" calcext:value-type="float">
            <text:p>4663584</text:p>
          </table:table-cell>
          <table:table-cell table:style-name="ce4" office:value-type="float" office:value="4663189" calcext:value-type="float">
            <text:p>4663189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H3</text:p>
          </table:table-cell>
          <table:table-cell table:style-name="ce4" office:value-type="float" office:value="728865" calcext:value-type="float">
            <text:p>728865</text:p>
          </table:table-cell>
          <table:table-cell table:style-name="ce4" office:value-type="float" office:value="728565" calcext:value-type="float">
            <text:p>728565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B6</text:p>
          </table:table-cell>
          <table:table-cell table:style-name="ce4" office:value-type="float" office:value="774693" calcext:value-type="float">
            <text:p>774693</text:p>
          </table:table-cell>
          <table:table-cell table:style-name="ce4" office:value-type="float" office:value="774086" calcext:value-type="float">
            <text:p>774086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E5</text:p>
          </table:table-cell>
          <table:table-cell table:style-name="ce4" office:value-type="float" office:value="5498272" calcext:value-type="float">
            <text:p>5498272</text:p>
          </table:table-cell>
          <table:table-cell table:style-name="ce4" office:value-type="float" office:value="5498449" calcext:value-type="float">
            <text:p>5498449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E6</text:p>
          </table:table-cell>
          <table:table-cell table:style-name="ce4" office:value-type="float" office:value="5198536" calcext:value-type="float">
            <text:p>5198536</text:p>
          </table:table-cell>
          <table:table-cell table:style-name="ce4" office:value-type="float" office:value="5199084" calcext:value-type="float">
            <text:p>5199084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D7</text:p>
          </table:table-cell>
          <table:table-cell table:style-name="ce4" office:value-type="float" office:value="661488" calcext:value-type="float">
            <text:p>661488</text:p>
          </table:table-cell>
          <table:table-cell table:style-name="ce4" office:value-type="float" office:value="661125" calcext:value-type="float">
            <text:p>661125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F12</text:p>
          </table:table-cell>
          <table:table-cell table:style-name="ce4" office:value-type="float" office:value="2091447" calcext:value-type="float">
            <text:p>2091447</text:p>
          </table:table-cell>
          <table:table-cell table:style-name="ce4" office:value-type="float" office:value="2092105" calcext:value-type="float">
            <text:p>2092105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D10</text:p>
          </table:table-cell>
          <table:table-cell table:style-name="ce4" office:value-type="float" office:value="300138" calcext:value-type="float">
            <text:p>300138</text:p>
          </table:table-cell>
          <table:table-cell table:style-name="ce4" office:value-type="float" office:value="300474" calcext:value-type="float">
            <text:p>300474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H7</text:p>
          </table:table-cell>
          <table:table-cell table:style-name="ce4" office:value-type="float" office:value="581421" calcext:value-type="float">
            <text:p>581421</text:p>
          </table:table-cell>
          <table:table-cell table:style-name="ce4" office:value-type="float" office:value="581907" calcext:value-type="float">
            <text:p>581907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C1</text:p>
          </table:table-cell>
          <table:table-cell table:style-name="ce4" office:value-type="float" office:value="4662024" calcext:value-type="float">
            <text:p>4662024</text:p>
          </table:table-cell>
          <table:table-cell table:style-name="ce4" office:value-type="float" office:value="4662157" calcext:value-type="float">
            <text:p>4662157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A9</text:p>
          </table:table-cell>
          <table:table-cell table:style-name="ce4" office:value-type="float" office:value="6113713" calcext:value-type="float">
            <text:p>6113713</text:p>
          </table:table-cell>
          <table:table-cell table:style-name="ce4" office:value-type="float" office:value="6113298" calcext:value-type="float">
            <text:p>6113298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A6</text:p>
          </table:table-cell>
          <table:table-cell table:style-name="ce4" office:value-type="float" office:value="943327" calcext:value-type="float">
            <text:p>943327</text:p>
          </table:table-cell>
          <table:table-cell table:style-name="ce4" office:value-type="float" office:value="943224" calcext:value-type="float">
            <text:p>943224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E10</text:p>
          </table:table-cell>
          <table:table-cell table:style-name="ce4" office:value-type="float" office:value="5983069" calcext:value-type="float">
            <text:p>5983069</text:p>
          </table:table-cell>
          <table:table-cell table:style-name="ce4" office:value-type="float" office:value="5983791" calcext:value-type="float">
            <text:p>5983791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F7</text:p>
          </table:table-cell>
          <table:table-cell table:style-name="ce4" office:value-type="float" office:value="142500" calcext:value-type="float">
            <text:p>142500</text:p>
          </table:table-cell>
          <table:table-cell table:style-name="ce4" office:value-type="float" office:value="142758" calcext:value-type="float">
            <text:p>142758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C8</text:p>
          </table:table-cell>
          <table:table-cell table:style-name="ce4" office:value-type="float" office:value="4663584" calcext:value-type="float">
            <text:p>4663584</text:p>
          </table:table-cell>
          <table:table-cell table:style-name="ce4" office:value-type="float" office:value="4662970" calcext:value-type="float">
            <text:p>4662970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F9</text:p>
          </table:table-cell>
          <table:table-cell table:style-name="ce4" office:value-type="float" office:value="728865" calcext:value-type="float">
            <text:p>728865</text:p>
          </table:table-cell>
          <table:table-cell table:style-name="ce4" office:value-type="float" office:value="728799" calcext:value-type="float">
            <text:p>728799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D5</text:p>
          </table:table-cell>
          <table:table-cell table:style-name="ce4" office:value-type="float" office:value="5759330" calcext:value-type="float">
            <text:p>5759330</text:p>
          </table:table-cell>
          <table:table-cell table:style-name="ce4" office:value-type="float" office:value="5759212" calcext:value-type="float">
            <text:p>5759212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5A4A</text:p>
          </table:table-cell>
          <table:table-cell table:style-name="Default" office:value-type="string" calcext:value-type="string">
            <text:p>C10</text:p>
          </table:table-cell>
          <table:table-cell table:style-name="ce4" office:value-type="float" office:value="612073" calcext:value-type="float">
            <text:p>612073</text:p>
          </table:table-cell>
          <table:table-cell table:style-name="ce4" office:value-type="float" office:value="611938" calcext:value-type="float">
            <text:p>611938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F7</text:p>
          </table:table-cell>
          <table:table-cell table:style-name="ce5" office:value-type="float" office:value="175915" calcext:value-type="float">
            <text:p>175915</text:p>
          </table:table-cell>
          <table:table-cell table:style-name="ce5" office:value-type="float" office:value="176107" calcext:value-type="float">
            <text:p>176107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H6</text:p>
          </table:table-cell>
          <table:table-cell table:style-name="ce6" office:value-type="float" office:value="954895" calcext:value-type="float">
            <text:p>954895</text:p>
          </table:table-cell>
          <table:table-cell table:style-name="ce6" office:value-type="float" office:value="954597" calcext:value-type="float">
            <text:p>954597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B6</text:p>
          </table:table-cell>
          <table:table-cell table:style-name="ce6" office:value-type="float" office:value="181527" calcext:value-type="float">
            <text:p>181527</text:p>
          </table:table-cell>
          <table:table-cell table:style-name="ce6" office:value-type="float" office:value="181819" calcext:value-type="float">
            <text:p>181819</text:p>
          </table:table-cell>
          <table:table-cell table:style-name="ce6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A6</text:p>
          </table:table-cell>
          <table:table-cell table:style-name="ce6" office:value-type="float" office:value="6113659" calcext:value-type="float">
            <text:p>6113659</text:p>
          </table:table-cell>
          <table:table-cell table:style-name="ce6" office:value-type="float" office:value="6113200" calcext:value-type="float">
            <text:p>6113200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H5</text:p>
          </table:table-cell>
          <table:table-cell table:style-name="ce6" office:value-type="float" office:value="4041083" calcext:value-type="float">
            <text:p>4041083</text:p>
          </table:table-cell>
          <table:table-cell table:style-name="ce6" office:value-type="float" office:value="4041354" calcext:value-type="float">
            <text:p>4041354</text:p>
          </table:table-cell>
          <table:table-cell table:style-name="ce6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C5</text:p>
          </table:table-cell>
          <table:table-cell table:style-name="ce5" office:value-type="float" office:value="173834" calcext:value-type="float">
            <text:p>173834</text:p>
          </table:table-cell>
          <table:table-cell table:style-name="ce5" office:value-type="float" office:value="174237" calcext:value-type="float">
            <text:p>174237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B5</text:p>
          </table:table-cell>
          <table:table-cell table:style-name="ce6" office:value-type="float" office:value="6113610" calcext:value-type="float">
            <text:p>6113610</text:p>
          </table:table-cell>
          <table:table-cell table:style-name="ce6" office:value-type="float" office:value="6113254" calcext:value-type="float">
            <text:p>6113254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A5</text:p>
          </table:table-cell>
          <table:table-cell table:style-name="ce5" office:value-type="float" office:value="174115" calcext:value-type="float">
            <text:p>174115</text:p>
          </table:table-cell>
          <table:table-cell table:style-name="ce5" office:value-type="float" office:value="174537" calcext:value-type="float">
            <text:p>174537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G4</text:p>
          </table:table-cell>
          <table:table-cell table:style-name="ce6" office:value-type="float" office:value="12810" calcext:value-type="float">
            <text:p>12810</text:p>
          </table:table-cell>
          <table:table-cell table:style-name="ce6" office:value-type="float" office:value="13229" calcext:value-type="float">
            <text:p>13229</text:p>
          </table:table-cell>
          <table:table-cell table:style-name="ce6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H3</text:p>
          </table:table-cell>
          <table:table-cell table:style-name="ce6" office:value-type="float" office:value="1330835" calcext:value-type="float">
            <text:p>1330835</text:p>
          </table:table-cell>
          <table:table-cell table:style-name="ce6" office:value-type="float" office:value="1330376" calcext:value-type="float">
            <text:p>1330376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G3</text:p>
          </table:table-cell>
          <table:table-cell table:style-name="ce6" office:value-type="float" office:value="176095" calcext:value-type="float">
            <text:p>176095</text:p>
          </table:table-cell>
          <table:table-cell table:style-name="ce6" office:value-type="float" office:value="176401" calcext:value-type="float">
            <text:p>176401</text:p>
          </table:table-cell>
          <table:table-cell table:style-name="ce6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F3</text:p>
          </table:table-cell>
          <table:table-cell table:style-name="ce6" office:value-type="float" office:value="181908" calcext:value-type="float">
            <text:p>181908</text:p>
          </table:table-cell>
          <table:table-cell table:style-name="ce6" office:value-type="float" office:value="181984" calcext:value-type="float">
            <text:p>181984</text:p>
          </table:table-cell>
          <table:table-cell table:style-name="ce6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D3</text:p>
          </table:table-cell>
          <table:table-cell table:style-name="ce5" office:value-type="float" office:value="171499" calcext:value-type="float">
            <text:p>171499</text:p>
          </table:table-cell>
          <table:table-cell table:style-name="ce5" office:value-type="float" office:value="171799" calcext:value-type="float">
            <text:p>171799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G2</text:p>
          </table:table-cell>
          <table:table-cell table:style-name="ce5" office:value-type="float" office:value="173901" calcext:value-type="float">
            <text:p>173901</text:p>
          </table:table-cell>
          <table:table-cell table:style-name="ce5" office:value-type="float" office:value="174330" calcext:value-type="float">
            <text:p>174330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F2</text:p>
          </table:table-cell>
          <table:table-cell table:style-name="ce6" office:value-type="float" office:value="6073941" calcext:value-type="float">
            <text:p>6073941</text:p>
          </table:table-cell>
          <table:table-cell table:style-name="ce6" office:value-type="float" office:value="6074589" calcext:value-type="float">
            <text:p>6074589</text:p>
          </table:table-cell>
          <table:table-cell table:style-name="ce6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E2</text:p>
          </table:table-cell>
          <table:table-cell table:style-name="ce6" office:value-type="float" office:value="449398" calcext:value-type="float">
            <text:p>449398</text:p>
          </table:table-cell>
          <table:table-cell table:style-name="ce6" office:value-type="float" office:value="449254" calcext:value-type="float">
            <text:p>449254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A2</text:p>
          </table:table-cell>
          <table:table-cell table:style-name="ce6" office:value-type="float" office:value="4667159" calcext:value-type="float">
            <text:p>4667159</text:p>
          </table:table-cell>
          <table:table-cell table:style-name="ce6" office:value-type="float" office:value="4666752" calcext:value-type="float">
            <text:p>4666752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F1</text:p>
          </table:table-cell>
          <table:table-cell table:style-name="ce5" office:value-type="float" office:value="173058" calcext:value-type="float">
            <text:p>173058</text:p>
          </table:table-cell>
          <table:table-cell table:style-name="ce5" office:value-type="float" office:value="173448" calcext:value-type="float">
            <text:p>173448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E1</text:p>
          </table:table-cell>
          <table:table-cell table:style-name="ce5" office:value-type="float" office:value="526206" calcext:value-type="float">
            <text:p>526206</text:p>
          </table:table-cell>
          <table:table-cell table:style-name="ce5" office:value-type="float" office:value="526559" calcext:value-type="float">
            <text:p>526559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H9</text:p>
          </table:table-cell>
          <table:table-cell table:style-name="ce5" office:value-type="float" office:value="175753" calcext:value-type="float">
            <text:p>175753</text:p>
          </table:table-cell>
          <table:table-cell table:style-name="ce5" office:value-type="float" office:value="176056" calcext:value-type="float">
            <text:p>176056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B10</text:p>
          </table:table-cell>
          <table:table-cell table:style-name="ce5" office:value-type="float" office:value="1328506" calcext:value-type="float">
            <text:p>1328506</text:p>
          </table:table-cell>
          <table:table-cell table:style-name="ce5" office:value-type="float" office:value="1328915" calcext:value-type="float">
            <text:p>1328915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E8</text:p>
          </table:table-cell>
          <table:table-cell table:style-name="ce5" office:value-type="float" office:value="174745" calcext:value-type="float">
            <text:p>174745</text:p>
          </table:table-cell>
          <table:table-cell table:style-name="ce5" office:value-type="float" office:value="175167" calcext:value-type="float">
            <text:p>175167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A12 from KT2440-pBLAM1-2-6A</text:p>
          </table:table-cell>
          <table:table-cell table:style-name="ce5" office:value-type="float" office:value="527926" calcext:value-type="float">
            <text:p>527926</text:p>
          </table:table-cell>
          <table:table-cell table:style-name="ce5" office:value-type="float" office:value="528527" calcext:value-type="float">
            <text:p>528527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D8 from KT2440-pBLAM1-2-6A</text:p>
          </table:table-cell>
          <table:table-cell table:style-name="ce5" office:value-type="float" office:value="174659" calcext:value-type="float">
            <text:p>174659</text:p>
          </table:table-cell>
          <table:table-cell table:style-name="ce5" office:value-type="float" office:value="175167" calcext:value-type="float">
            <text:p>175167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G12 from KT2440-pBLAM1-2-6A</text:p>
          </table:table-cell>
          <table:table-cell table:style-name="ce5" office:value-type="float" office:value="527461" calcext:value-type="float">
            <text:p>527461</text:p>
          </table:table-cell>
          <table:table-cell table:style-name="ce5" office:value-type="float" office:value="528106" calcext:value-type="float">
            <text:p>528106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G10 from KT2440-pBLAM1-2-6A</text:p>
          </table:table-cell>
          <table:table-cell table:style-name="ce5" office:value-type="float" office:value="526273" calcext:value-type="float">
            <text:p>526273</text:p>
          </table:table-cell>
          <table:table-cell table:style-name="ce5" office:value-type="float" office:value="526883" calcext:value-type="float">
            <text:p>526883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C9 from KT2440-pBLAM1-2-6A</text:p>
          </table:table-cell>
          <table:table-cell table:style-name="ce5" office:value-type="float" office:value="174659" calcext:value-type="float">
            <text:p>174659</text:p>
          </table:table-cell>
          <table:table-cell table:style-name="ce5" office:value-type="float" office:value="175024" calcext:value-type="float">
            <text:p>175024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H10 from KT2440-pBLAM1-2-6A</text:p>
          </table:table-cell>
          <table:table-cell table:style-name="ce5" office:value-type="float" office:value="173784" calcext:value-type="float">
            <text:p>173784</text:p>
          </table:table-cell>
          <table:table-cell table:style-name="ce5" office:value-type="float" office:value="174237" calcext:value-type="float">
            <text:p>174237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H11 from KT2440-pBLAM1-2-6A</text:p>
          </table:table-cell>
          <table:table-cell table:style-name="ce5" office:value-type="float" office:value="175102" calcext:value-type="float">
            <text:p>175102</text:p>
          </table:table-cell>
          <table:table-cell table:style-name="ce5" office:value-type="float" office:value="175167" calcext:value-type="float">
            <text:p>175167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B11 from KT2440-pBLAM1-2-6A</text:p>
          </table:table-cell>
          <table:table-cell table:style-name="ce6" office:value-type="float" office:value="5244032" calcext:value-type="float">
            <text:p>5244032</text:p>
          </table:table-cell>
          <table:table-cell table:style-name="ce6" office:value-type="float" office:value="5244113" calcext:value-type="float">
            <text:p>5244113</text:p>
          </table:table-cell>
          <table:table-cell table:style-name="ce6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H12 from KT2440-pBLAM1-2-6A</text:p>
          </table:table-cell>
          <table:table-cell table:style-name="ce6" office:value-type="float" office:value="526364" calcext:value-type="float">
            <text:p>526364</text:p>
          </table:table-cell>
          <table:table-cell table:style-name="ce6" office:value-type="float" office:value="526926" calcext:value-type="float">
            <text:p>526926</text:p>
          </table:table-cell>
          <table:table-cell table:style-name="ce6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E9 from KT2440-pBLAM1-2-6A</text:p>
          </table:table-cell>
          <table:table-cell table:style-name="ce6" office:value-type="float" office:value="4664827" calcext:value-type="float">
            <text:p>4664827</text:p>
          </table:table-cell>
          <table:table-cell table:style-name="ce6" office:value-type="float" office:value="4664183" calcext:value-type="float">
            <text:p>4664183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A9 from KT2440-pBLAM1-2-6A</text:p>
          </table:table-cell>
          <table:table-cell table:style-name="ce5" office:value-type="float" office:value="698923" calcext:value-type="float">
            <text:p>698923</text:p>
          </table:table-cell>
          <table:table-cell table:style-name="ce5" office:value-type="float" office:value="699233" calcext:value-type="float">
            <text:p>699233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B9 from KT2440-pBLAM1-2-6A</text:p>
          </table:table-cell>
          <table:table-cell table:style-name="ce6" office:value-type="float" office:value="12426" calcext:value-type="float">
            <text:p>12426</text:p>
          </table:table-cell>
          <table:table-cell table:style-name="ce6" office:value-type="float" office:value="12283" calcext:value-type="float">
            <text:p>12283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E11 from KT2440-pBLAM1-2-6A</text:p>
          </table:table-cell>
          <table:table-cell table:style-name="ce6" office:value-type="float" office:value="12421" calcext:value-type="float">
            <text:p>12421</text:p>
          </table:table-cell>
          <table:table-cell table:style-name="ce6" office:value-type="float" office:value="12926" calcext:value-type="float">
            <text:p>12926</text:p>
          </table:table-cell>
          <table:table-cell table:style-name="ce6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F12 from KT2440-pBLAM1-2-6A</text:p>
          </table:table-cell>
          <table:table-cell table:style-name="ce5" office:value-type="float" office:value="174772" calcext:value-type="float">
            <text:p>174772</text:p>
          </table:table-cell>
          <table:table-cell table:style-name="ce5" office:value-type="float" office:value="175167" calcext:value-type="float">
            <text:p>175167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D9 from KT2440-pBLAM1-2-6A</text:p>
          </table:table-cell>
          <table:table-cell table:style-name="ce5" office:value-type="float" office:value="175422" calcext:value-type="float">
            <text:p>175422</text:p>
          </table:table-cell>
          <table:table-cell table:style-name="ce5" office:value-type="float" office:value="175944" calcext:value-type="float">
            <text:p>175944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G8 from KT2440-pBLAM1-2-6A</text:p>
          </table:table-cell>
          <table:table-cell table:style-name="ce5" office:value-type="float" office:value="175517" calcext:value-type="float">
            <text:p>175517</text:p>
          </table:table-cell>
          <table:table-cell table:style-name="ce5" office:value-type="float" office:value="176040" calcext:value-type="float">
            <text:p>176040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D12 from KT2440-pBLAM1-2-6A</text:p>
          </table:table-cell>
          <table:table-cell table:style-name="ce5" office:value-type="float" office:value="172155" calcext:value-type="float">
            <text:p>172155</text:p>
          </table:table-cell>
          <table:table-cell table:style-name="ce5" office:value-type="float" office:value="172442" calcext:value-type="float">
            <text:p>172442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A11 from KT2440-pBLAM1-2-6A</text:p>
          </table:table-cell>
          <table:table-cell table:style-name="ce6" office:value-type="float" office:value="703707" calcext:value-type="float">
            <text:p>703707</text:p>
          </table:table-cell>
          <table:table-cell table:style-name="ce6" office:value-type="float" office:value="703144" calcext:value-type="float">
            <text:p>703144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F11 from KT2440-pBLAM1-2-6A</text:p>
          </table:table-cell>
          <table:table-cell table:style-name="ce5" office:value-type="float" office:value="171912" calcext:value-type="float">
            <text:p>171912</text:p>
          </table:table-cell>
          <table:table-cell table:style-name="ce5" office:value-type="float" office:value="172017" calcext:value-type="float">
            <text:p>172017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F8 from KT2440-pBLAM1-2-6A</text:p>
          </table:table-cell>
          <table:table-cell table:style-name="ce6" office:value-type="float" office:value="6071863" calcext:value-type="float">
            <text:p>6071863</text:p>
          </table:table-cell>
          <table:table-cell table:style-name="ce6" office:value-type="float" office:value="6072184" calcext:value-type="float">
            <text:p>6072184</text:p>
          </table:table-cell>
          <table:table-cell table:style-name="ce6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G9 from KT2440-pBLAM1-2-6A</text:p>
          </table:table-cell>
          <table:table-cell table:style-name="ce6" office:value-type="float" office:value="5254918" calcext:value-type="float">
            <text:p>5254918</text:p>
          </table:table-cell>
          <table:table-cell table:style-name="ce6" office:value-type="float" office:value="5254960" calcext:value-type="float">
            <text:p>5254960</text:p>
          </table:table-cell>
          <table:table-cell table:style-name="ce6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E10 from KT2440-pBLAM1-2-6A</text:p>
          </table:table-cell>
          <table:table-cell table:style-name="ce6" office:value-type="float" office:value="197093" calcext:value-type="float">
            <text:p>197093</text:p>
          </table:table-cell>
          <table:table-cell table:style-name="ce6" office:value-type="float" office:value="197431" calcext:value-type="float">
            <text:p>197431</text:p>
          </table:table-cell>
          <table:table-cell table:style-name="ce6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F10 from KT2440-pBLAM1-2-6A</text:p>
          </table:table-cell>
          <table:table-cell table:style-name="ce6" office:value-type="float" office:value="6113659" calcext:value-type="float">
            <text:p>6113659</text:p>
          </table:table-cell>
          <table:table-cell table:style-name="ce6" office:value-type="float" office:value="6113085" calcext:value-type="float">
            <text:p>6113085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A8 from KT2440-pBLAM1-2-6A</text:p>
          </table:table-cell>
          <table:table-cell table:style-name="ce5" office:value-type="float" office:value="175422" calcext:value-type="float">
            <text:p>175422</text:p>
          </table:table-cell>
          <table:table-cell table:style-name="ce5" office:value-type="float" office:value="175879" calcext:value-type="float">
            <text:p>175879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B8 from KT2440-pBLAM1-2-6A</text:p>
          </table:table-cell>
          <table:table-cell table:style-name="ce6" office:value-type="float" office:value="734023" calcext:value-type="float">
            <text:p>734023</text:p>
          </table:table-cell>
          <table:table-cell table:style-name="ce6" office:value-type="float" office:value="733615" calcext:value-type="float">
            <text:p>733615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F9 from KT2440-pBLAM1-2-6A</text:p>
          </table:table-cell>
          <table:table-cell table:style-name="ce5" office:value-type="float" office:value="171969" calcext:value-type="float">
            <text:p>171969</text:p>
          </table:table-cell>
          <table:table-cell table:style-name="ce5" office:value-type="float" office:value="172043" calcext:value-type="float">
            <text:p>172043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5" office:value-type="string" calcext:value-type="string">
            <text:p>H7 from KT2440-pBLAM1-2-6A</text:p>
          </table:table-cell>
          <table:table-cell table:style-name="ce5" office:value-type="float" office:value="172072" calcext:value-type="float">
            <text:p>172072</text:p>
          </table:table-cell>
          <table:table-cell table:style-name="ce5" office:value-type="float" office:value="172329" calcext:value-type="float">
            <text:p>172329</text:p>
          </table:table-cell>
          <table:table-cell table:style-name="ce5" office:value-type="string" calcext:value-type="string">
            <text:p>pl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C10 from KT2440-pBLAM1-2-6A</text:p>
          </table:table-cell>
          <table:table-cell table:style-name="ce6" office:value-type="float" office:value="15761" calcext:value-type="float">
            <text:p>15761</text:p>
          </table:table-cell>
          <table:table-cell table:style-name="ce6" office:value-type="float" office:value="15196" calcext:value-type="float">
            <text:p>15196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H8 from KT2440-pBLAM1-2-6A</text:p>
          </table:table-cell>
          <table:table-cell table:style-name="ce6" office:value-type="float" office:value="15761" calcext:value-type="float">
            <text:p>15761</text:p>
          </table:table-cell>
          <table:table-cell table:style-name="ce6" office:value-type="float" office:value="15468" calcext:value-type="float">
            <text:p>15468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table:style-name="ce6" office:value-type="string" calcext:value-type="string">
            <text:p>C8 from KT2440-pBLAM1-2-6A</text:p>
          </table:table-cell>
          <table:table-cell table:style-name="ce6" office:value-type="float" office:value="6081843" calcext:value-type="float">
            <text:p>6081843</text:p>
          </table:table-cell>
          <table:table-cell table:style-name="ce6" office:value-type="float" office:value="6082013" calcext:value-type="float">
            <text:p>6082013</text:p>
          </table:table-cell>
          <table:table-cell table:style-name="ce6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6L3</text:p>
          </table:table-cell>
          <table:table-cell table:style-name="ce7" office:value-type="string" calcext:value-type="string">
            <text:p>F10b</text:p>
          </table:table-cell>
          <table:table-cell office:value-type="float" office:value="4670202" calcext:value-type="float">
            <text:p>4670202</text:p>
          </table:table-cell>
          <table:table-cell office:value-type="float" office:value="4670483" calcext:value-type="float">
            <text:p>4670483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6L3</text:p>
          </table:table-cell>
          <table:table-cell table:style-name="ce7" office:value-type="string" calcext:value-type="string">
            <text:p>D12b</text:p>
          </table:table-cell>
          <table:table-cell office:value-type="float" office:value="1870984" calcext:value-type="float">
            <text:p>1870984</text:p>
          </table:table-cell>
          <table:table-cell office:value-type="float" office:value="1870341" calcext:value-type="float">
            <text:p>1870341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6L3</text:p>
          </table:table-cell>
          <table:table-cell table:style-name="ce7" office:value-type="string" calcext:value-type="string">
            <text:p>C11b</text:p>
          </table:table-cell>
          <table:table-cell office:value-type="float" office:value="5203388" calcext:value-type="float">
            <text:p>5203388</text:p>
          </table:table-cell>
          <table:table-cell office:value-type="float" office:value="5203010" calcext:value-type="float">
            <text:p>5203010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6L3</text:p>
          </table:table-cell>
          <table:table-cell table:style-name="ce8" office:value-type="string" calcext:value-type="string">
            <text:p>A12b</text:p>
          </table:table-cell>
          <table:table-cell office:value-type="float" office:value="5943447" calcext:value-type="float">
            <text:p>5943447</text:p>
          </table:table-cell>
          <table:table-cell office:value-type="float" office:value="5943602" calcext:value-type="float">
            <text:p>5943602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6L3</text:p>
          </table:table-cell>
          <table:table-cell table:style-name="ce7" office:value-type="string" calcext:value-type="string">
            <text:p>B12b</text:p>
          </table:table-cell>
          <table:table-cell office:value-type="float" office:value="316709" calcext:value-type="float">
            <text:p>316709</text:p>
          </table:table-cell>
          <table:table-cell office:value-type="float" office:value="317249" calcext:value-type="float">
            <text:p>317249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6L3</text:p>
          </table:table-cell>
          <table:table-cell table:style-name="ce7" office:value-type="string" calcext:value-type="string">
            <text:p>H12b</text:p>
          </table:table-cell>
          <table:table-cell office:value-type="float" office:value="232301" calcext:value-type="float">
            <text:p>232301</text:p>
          </table:table-cell>
          <table:table-cell office:value-type="float" office:value="232944" calcext:value-type="float">
            <text:p>232944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6L3</text:p>
          </table:table-cell>
          <table:table-cell table:style-name="ce8" office:value-type="string" calcext:value-type="string">
            <text:p>G11b</text:p>
          </table:table-cell>
          <table:table-cell office:value-type="float" office:value="6029698" calcext:value-type="float">
            <text:p>6029698</text:p>
          </table:table-cell>
          <table:table-cell office:value-type="float" office:value="6029119" calcext:value-type="float">
            <text:p>6029119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6L3</text:p>
          </table:table-cell>
          <table:table-cell table:style-name="ce8" office:value-type="string" calcext:value-type="string">
            <text:p>A10b</text:p>
          </table:table-cell>
          <table:table-cell office:value-type="float" office:value="75838" calcext:value-type="float">
            <text:p>75838</text:p>
          </table:table-cell>
          <table:table-cell office:value-type="float" office:value="76385" calcext:value-type="float">
            <text:p>76385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6L3</text:p>
          </table:table-cell>
          <table:table-cell table:style-name="ce8" office:value-type="string" calcext:value-type="string">
            <text:p>G9b</text:p>
          </table:table-cell>
          <table:table-cell office:value-type="float" office:value="6139069" calcext:value-type="float">
            <text:p>6139069</text:p>
          </table:table-cell>
          <table:table-cell office:value-type="float" office:value="6139610" calcext:value-type="float">
            <text:p>6139610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6L3</text:p>
          </table:table-cell>
          <table:table-cell table:style-name="ce8" office:value-type="string" calcext:value-type="string">
            <text:p>H11b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1027645" calcext:value-type="float">
            <text:p>1027645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6L3</text:p>
          </table:table-cell>
          <table:table-cell table:style-name="ce7" office:value-type="string" calcext:value-type="string">
            <text:p>C10b</text:p>
          </table:table-cell>
          <table:table-cell office:value-type="float" office:value="5633227" calcext:value-type="float">
            <text:p>5633227</text:p>
          </table:table-cell>
          <table:table-cell office:value-type="float" office:value="5632754" calcext:value-type="float">
            <text:p>5632754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6L3</text:p>
          </table:table-cell>
          <table:table-cell table:style-name="ce8" office:value-type="string" calcext:value-type="string">
            <text:p>F12b</text:p>
          </table:table-cell>
          <table:table-cell office:value-type="float" office:value="6136857" calcext:value-type="float">
            <text:p>6136857</text:p>
          </table:table-cell>
          <table:table-cell office:value-type="float" office:value="6136412" calcext:value-type="float">
            <text:p>6136412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6L3</text:p>
          </table:table-cell>
          <table:table-cell table:style-name="ce8" office:value-type="string" calcext:value-type="string">
            <text:p>D11b</text:p>
          </table:table-cell>
          <table:table-cell office:value-type="float" office:value="5142893" calcext:value-type="float">
            <text:p>5142893</text:p>
          </table:table-cell>
          <table:table-cell office:value-type="float" office:value="5143778" calcext:value-type="float">
            <text:p>5143778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6L3</text:p>
          </table:table-cell>
          <table:table-cell table:style-name="ce8" office:value-type="string" calcext:value-type="string">
            <text:p>F11b</text:p>
          </table:table-cell>
          <table:table-cell office:value-type="float" office:value="5090488" calcext:value-type="float">
            <text:p>5090488</text:p>
          </table:table-cell>
          <table:table-cell office:value-type="float" office:value="5091269" calcext:value-type="float">
            <text:p>5091269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6L3</text:p>
          </table:table-cell>
          <table:table-cell table:style-name="ce8" office:value-type="string" calcext:value-type="string">
            <text:p>B10b</text:p>
          </table:table-cell>
          <table:table-cell office:value-type="float" office:value="5285785" calcext:value-type="float">
            <text:p>5285785</text:p>
          </table:table-cell>
          <table:table-cell office:value-type="float" office:value="5285662" calcext:value-type="float">
            <text:p>5285662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6L3</text:p>
          </table:table-cell>
          <table:table-cell table:style-name="ce8" office:value-type="string" calcext:value-type="string">
            <text:p>A11b</text:p>
          </table:table-cell>
          <table:table-cell office:value-type="float" office:value="6085709" calcext:value-type="float">
            <text:p>6085709</text:p>
          </table:table-cell>
          <table:table-cell office:value-type="float" office:value="6086443" calcext:value-type="float">
            <text:p>6086443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6L3</text:p>
          </table:table-cell>
          <table:table-cell table:style-name="ce8" office:value-type="string" calcext:value-type="string">
            <text:p>G12b</text:p>
          </table:table-cell>
          <table:table-cell office:value-type="float" office:value="5976286" calcext:value-type="float">
            <text:p>5976286</text:p>
          </table:table-cell>
          <table:table-cell office:value-type="float" office:value="5976033" calcext:value-type="float">
            <text:p>5976033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6L3</text:p>
          </table:table-cell>
          <table:table-cell table:style-name="ce8" office:value-type="string" calcext:value-type="string">
            <text:p>C12b</text:p>
          </table:table-cell>
          <table:table-cell office:value-type="float" office:value="5203386" calcext:value-type="float">
            <text:p>5203386</text:p>
          </table:table-cell>
          <table:table-cell office:value-type="float" office:value="5202987" calcext:value-type="float">
            <text:p>5202987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F9b</text:p>
          </table:table-cell>
          <table:table-cell office:value-type="float" office:value="1724632" calcext:value-type="float">
            <text:p>1724632</text:p>
          </table:table-cell>
          <table:table-cell office:value-type="float" office:value="1723699" calcext:value-type="float">
            <text:p>1723699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E9b</text:p>
          </table:table-cell>
          <table:table-cell office:value-type="float" office:value="734925" calcext:value-type="float">
            <text:p>734925</text:p>
          </table:table-cell>
          <table:table-cell office:value-type="float" office:value="735939" calcext:value-type="float">
            <text:p>735939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6L3</text:p>
          </table:table-cell>
          <table:table-cell table:style-name="ce7" office:value-type="string" calcext:value-type="string">
            <text:p>D9b</text:p>
          </table:table-cell>
          <table:table-cell office:value-type="float" office:value="734925" calcext:value-type="float">
            <text:p>734925</text:p>
          </table:table-cell>
          <table:table-cell office:value-type="float" office:value="735939" calcext:value-type="float">
            <text:p>735939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6L3</text:p>
          </table:table-cell>
          <table:table-cell table:style-name="ce7" office:value-type="string" calcext:value-type="string">
            <text:p>B11b</text:p>
          </table:table-cell>
          <table:table-cell office:value-type="float" office:value="4974578" calcext:value-type="float">
            <text:p>4974578</text:p>
          </table:table-cell>
          <table:table-cell office:value-type="float" office:value="4974357" calcext:value-type="float">
            <text:p>4974357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5194604" calcext:value-type="float">
            <text:p>5194604</text:p>
          </table:table-cell>
          <table:table-cell office:value-type="float" office:value="5194852" calcext:value-type="float">
            <text:p>5194852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float" office:value="21" calcext:value-type="float">
            <text:p>21</text:p>
          </table:table-cell>
          <table:table-cell office:value-type="float" office:value="133315" calcext:value-type="float">
            <text:p>133315</text:p>
          </table:table-cell>
          <table:table-cell office:value-type="float" office:value="132565" calcext:value-type="float">
            <text:p>132565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float" office:value="126" calcext:value-type="float">
            <text:p>126</text:p>
          </table:table-cell>
          <table:table-cell office:value-type="float" office:value="1382155" calcext:value-type="float">
            <text:p>1382155</text:p>
          </table:table-cell>
          <table:table-cell office:value-type="float" office:value="1382293" calcext:value-type="float">
            <text:p>1382293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5784706" calcext:value-type="float">
            <text:p>5784706</text:p>
          </table:table-cell>
          <table:table-cell office:value-type="float" office:value="5784408" calcext:value-type="float">
            <text:p>5784408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float" office:value="17" calcext:value-type="float">
            <text:p>17</text:p>
          </table:table-cell>
          <table:table-cell office:value-type="float" office:value="5677266" calcext:value-type="float">
            <text:p>5677266</text:p>
          </table:table-cell>
          <table:table-cell office:value-type="float" office:value="5676414" calcext:value-type="float">
            <text:p>5676414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float" office:value="19" calcext:value-type="float">
            <text:p>19</text:p>
          </table:table-cell>
          <table:table-cell office:value-type="float" office:value="55131" calcext:value-type="float">
            <text:p>55131</text:p>
          </table:table-cell>
          <table:table-cell office:value-type="float" office:value="55802" calcext:value-type="float">
            <text:p>55802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float" office:value="26" calcext:value-type="float">
            <text:p>26</text:p>
          </table:table-cell>
          <table:table-cell office:value-type="float" office:value="5661890" calcext:value-type="float">
            <text:p>5661890</text:p>
          </table:table-cell>
          <table:table-cell office:value-type="float" office:value="5661486" calcext:value-type="float">
            <text:p>5661486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float" office:value="102" calcext:value-type="float">
            <text:p>102</text:p>
          </table:table-cell>
          <table:table-cell office:value-type="float" office:value="5453284" calcext:value-type="float">
            <text:p>5453284</text:p>
          </table:table-cell>
          <table:table-cell office:value-type="float" office:value="5452544" calcext:value-type="float">
            <text:p>5452544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B5</text:p>
          </table:table-cell>
          <table:table-cell office:value-type="float" office:value="28323" calcext:value-type="float">
            <text:p>28323</text:p>
          </table:table-cell>
          <table:table-cell office:value-type="float" office:value="29141" calcext:value-type="float">
            <text:p>29141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A7</text:p>
          </table:table-cell>
          <table:table-cell office:value-type="float" office:value="862434" calcext:value-type="float">
            <text:p>862434</text:p>
          </table:table-cell>
          <table:table-cell office:value-type="float" office:value="861577" calcext:value-type="float">
            <text:p>861577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D9</text:p>
          </table:table-cell>
          <table:table-cell office:value-type="float" office:value="175007" calcext:value-type="float">
            <text:p>175007</text:p>
          </table:table-cell>
          <table:table-cell office:value-type="float" office:value="175167" calcext:value-type="float">
            <text:p>175167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H1</text:p>
          </table:table-cell>
          <table:table-cell office:value-type="float" office:value="5095717" calcext:value-type="float">
            <text:p>5095717</text:p>
          </table:table-cell>
          <table:table-cell office:value-type="float" office:value="5096148" calcext:value-type="float">
            <text:p>5096148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E8</text:p>
          </table:table-cell>
          <table:table-cell office:value-type="float" office:value="466371" calcext:value-type="float">
            <text:p>466371</text:p>
          </table:table-cell>
          <table:table-cell office:value-type="float" office:value="467070" calcext:value-type="float">
            <text:p>467070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H7</text:p>
          </table:table-cell>
          <table:table-cell office:value-type="float" office:value="87753" calcext:value-type="float">
            <text:p>87753</text:p>
          </table:table-cell>
          <table:table-cell office:value-type="float" office:value="86944" calcext:value-type="float">
            <text:p>86944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C9</text:p>
          </table:table-cell>
          <table:table-cell office:value-type="float" office:value="50827" calcext:value-type="float">
            <text:p>50827</text:p>
          </table:table-cell>
          <table:table-cell office:value-type="float" office:value="51564" calcext:value-type="float">
            <text:p>51564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G10</text:p>
          </table:table-cell>
          <table:table-cell office:value-type="float" office:value="520417" calcext:value-type="float">
            <text:p>520417</text:p>
          </table:table-cell>
          <table:table-cell office:value-type="float" office:value="521195" calcext:value-type="float">
            <text:p>521195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D1</text:p>
          </table:table-cell>
          <table:table-cell office:value-type="float" office:value="6113013" calcext:value-type="float">
            <text:p>6113013</text:p>
          </table:table-cell>
          <table:table-cell office:value-type="float" office:value="6112717" calcext:value-type="float">
            <text:p>6112717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E7</text:p>
          </table:table-cell>
          <table:table-cell office:value-type="float" office:value="5980853" calcext:value-type="float">
            <text:p>5980853</text:p>
          </table:table-cell>
          <table:table-cell office:value-type="float" office:value="5981649" calcext:value-type="float">
            <text:p>5981649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H9</text:p>
          </table:table-cell>
          <table:table-cell office:value-type="float" office:value="5000881" calcext:value-type="float">
            <text:p>5000881</text:p>
          </table:table-cell>
          <table:table-cell office:value-type="float" office:value="5001005" calcext:value-type="float">
            <text:p>5001005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H10</text:p>
          </table:table-cell>
          <table:table-cell office:value-type="float" office:value="703241" calcext:value-type="float">
            <text:p>703241</text:p>
          </table:table-cell>
          <table:table-cell office:value-type="float" office:value="703855" calcext:value-type="float">
            <text:p>703855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B9</text:p>
          </table:table-cell>
          <table:table-cell office:value-type="float" office:value="5373334" calcext:value-type="float">
            <text:p>5373334</text:p>
          </table:table-cell>
          <table:table-cell office:value-type="float" office:value="5373403" calcext:value-type="float">
            <text:p>5373403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E11</text:p>
          </table:table-cell>
          <table:table-cell office:value-type="float" office:value="89518" calcext:value-type="float">
            <text:p>89518</text:p>
          </table:table-cell>
          <table:table-cell office:value-type="float" office:value="88448" calcext:value-type="float">
            <text:p>88448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D11</text:p>
          </table:table-cell>
          <table:table-cell office:value-type="float" office:value="1230518" calcext:value-type="float">
            <text:p>1230518</text:p>
          </table:table-cell>
          <table:table-cell office:value-type="float" office:value="1231655" calcext:value-type="float">
            <text:p>1231655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B11</text:p>
          </table:table-cell>
          <table:table-cell office:value-type="float" office:value="5740729" calcext:value-type="float">
            <text:p>5740729</text:p>
          </table:table-cell>
          <table:table-cell office:value-type="float" office:value="5741282" calcext:value-type="float">
            <text:p>5741282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C11</text:p>
          </table:table-cell>
          <table:table-cell office:value-type="float" office:value="6166146" calcext:value-type="float">
            <text:p>6166146</text:p>
          </table:table-cell>
          <table:table-cell office:value-type="float" office:value="6165410" calcext:value-type="float">
            <text:p>6165410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A11</text:p>
          </table:table-cell>
          <table:table-cell office:value-type="float" office:value="88243" calcext:value-type="float">
            <text:p>88243</text:p>
          </table:table-cell>
          <table:table-cell office:value-type="float" office:value="87348" calcext:value-type="float">
            <text:p>87348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F11</text:p>
          </table:table-cell>
          <table:table-cell office:value-type="float" office:value="992870" calcext:value-type="float">
            <text:p>992870</text:p>
          </table:table-cell>
          <table:table-cell office:value-type="float" office:value="992142" calcext:value-type="float">
            <text:p>992142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B11c</text:p>
          </table:table-cell>
          <table:table-cell office:value-type="float" office:value="182363" calcext:value-type="float">
            <text:p>182363</text:p>
          </table:table-cell>
          <table:table-cell office:value-type="float" office:value="182321" calcext:value-type="float">
            <text:p>182321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F12c</text:p>
          </table:table-cell>
          <table:table-cell office:value-type="float" office:value="6029662" calcext:value-type="float">
            <text:p>6029662</text:p>
          </table:table-cell>
          <table:table-cell office:value-type="float" office:value="6029859" calcext:value-type="float">
            <text:p>6029859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C11c</text:p>
          </table:table-cell>
          <table:table-cell office:value-type="float" office:value="2344305" calcext:value-type="float">
            <text:p>2344305</text:p>
          </table:table-cell>
          <table:table-cell office:value-type="float" office:value="2344643" calcext:value-type="float">
            <text:p>2344643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D10c</text:p>
          </table:table-cell>
          <table:table-cell office:value-type="float" office:value="5087270" calcext:value-type="float">
            <text:p>5087270</text:p>
          </table:table-cell>
          <table:table-cell office:value-type="float" office:value="5087650" calcext:value-type="float">
            <text:p>5087650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B12c</text:p>
          </table:table-cell>
          <table:table-cell office:value-type="float" office:value="4888872" calcext:value-type="float">
            <text:p>4888872</text:p>
          </table:table-cell>
          <table:table-cell office:value-type="float" office:value="4888419" calcext:value-type="float">
            <text:p>4888419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B10c</text:p>
          </table:table-cell>
          <table:table-cell office:value-type="float" office:value="514665" calcext:value-type="float">
            <text:p>514665</text:p>
          </table:table-cell>
          <table:table-cell office:value-type="float" office:value="515135" calcext:value-type="float">
            <text:p>515135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E11c</text:p>
          </table:table-cell>
          <table:table-cell office:value-type="float" office:value="17283" calcext:value-type="float">
            <text:p>17283</text:p>
          </table:table-cell>
          <table:table-cell office:value-type="float" office:value="16914" calcext:value-type="float">
            <text:p>16914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A10c</text:p>
          </table:table-cell>
          <table:table-cell office:value-type="float" office:value="864368" calcext:value-type="float">
            <text:p>864368</text:p>
          </table:table-cell>
          <table:table-cell office:value-type="float" office:value="865088" calcext:value-type="float">
            <text:p>865088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D11c</text:p>
          </table:table-cell>
          <table:table-cell office:value-type="float" office:value="26000" calcext:value-type="float">
            <text:p>26000</text:p>
          </table:table-cell>
          <table:table-cell office:value-type="float" office:value="25379" calcext:value-type="float">
            <text:p>25379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A11c</text:p>
          </table:table-cell>
          <table:table-cell office:value-type="float" office:value="5162160" calcext:value-type="float">
            <text:p>5162160</text:p>
          </table:table-cell>
          <table:table-cell office:value-type="float" office:value="5162508" calcext:value-type="float">
            <text:p>5162508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F10c</text:p>
          </table:table-cell>
          <table:table-cell office:value-type="float" office:value="18133" calcext:value-type="float">
            <text:p>18133</text:p>
          </table:table-cell>
          <table:table-cell office:value-type="float" office:value="17975" calcext:value-type="float">
            <text:p>17975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G10c</text:p>
          </table:table-cell>
          <table:table-cell office:value-type="float" office:value="309155" calcext:value-type="float">
            <text:p>309155</text:p>
          </table:table-cell>
          <table:table-cell office:value-type="float" office:value="308677" calcext:value-type="float">
            <text:p>308677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H10c</text:p>
          </table:table-cell>
          <table:table-cell office:value-type="float" office:value="5943894" calcext:value-type="float">
            <text:p>5943894</text:p>
          </table:table-cell>
          <table:table-cell office:value-type="float" office:value="5944612" calcext:value-type="float">
            <text:p>5944612</text:p>
          </table:table-cell>
          <table:table-cell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G12c</text:p>
          </table:table-cell>
          <table:table-cell office:value-type="float" office:value="6168737" calcext:value-type="float">
            <text:p>6168737</text:p>
          </table:table-cell>
          <table:table-cell office:value-type="float" office:value="6167899" calcext:value-type="float">
            <text:p>6167899</text:p>
          </table:table-cell>
          <table:table-cell office:value-type="string" calcext:value-type="string">
            <text:p>minus</text:p>
          </table:table-cell>
        </table:table-row>
        <table:table-row table:style-name="ro4">
          <table:table-cell office:value-type="string" calcext:value-type="string">
            <text:p>6L3</text:p>
          </table:table-cell>
          <table:table-cell table:style-name="ce9" office:value-type="string" calcext:value-type="string">
            <text:p>F11c</text:p>
          </table:table-cell>
          <table:table-cell office:value-type="float" office:value="770299" calcext:value-type="float">
            <text:p>770299</text:p>
          </table:table-cell>
          <table:table-cell office:value-type="float" office:value="771174" calcext:value-type="float">
            <text:p>771174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6T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954087" calcext:value-type="float">
            <text:p>954087</text:p>
          </table:table-cell>
          <table:table-cell table:style-name="Default"/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6T</text:p>
          </table:table-cell>
          <table:table-cell table:style-name="Default" office:value-type="string" calcext:value-type="string">
            <text:p>H3</text:p>
          </table:table-cell>
          <table:table-cell table:style-name="Default" office:value-type="float" office:value="802551" calcext:value-type="float">
            <text:p>802551</text:p>
          </table:table-cell>
          <table:table-cell table:style-name="Default"/>
          <table:table-cell table:style-name="Default"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T</text:p>
          </table:table-cell>
          <table:table-cell table:style-name="ce10" office:value-type="string" calcext:value-type="string">
            <text:p>G11</text:p>
          </table:table-cell>
          <table:table-cell table:style-name="Default" office:value-type="float" office:value="329716" calcext:value-type="float">
            <text:p>329716</text:p>
          </table:table-cell>
          <table:table-cell table:style-name="Default" office:value-type="float" office:value="329998" calcext:value-type="float">
            <text:p>329998</text:p>
          </table:table-cell>
          <table:table-cell table:style-name="Default" office:value-type="string" calcext:value-type="string">
            <text:p>plus</text:p>
          </table:table-cell>
        </table:table-row>
        <table:table-row table:style-name="ro4">
          <table:table-cell office:value-type="string" calcext:value-type="string">
            <text:p>6T</text:p>
          </table:table-cell>
          <table:table-cell table:style-name="ce10" office:value-type="string" calcext:value-type="string">
            <text:p>E7</text:p>
          </table:table-cell>
          <table:table-cell table:style-name="Default" office:value-type="float" office:value="950260" calcext:value-type="float">
            <text:p>950260</text:p>
          </table:table-cell>
          <table:table-cell table:style-name="Default" office:value-type="float" office:value="949592" calcext:value-type="float">
            <text:p>949592</text:p>
          </table:table-cell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6T</text:p>
          </table:table-cell>
          <table:table-cell table:style-name="Default" office:value-type="string" calcext:value-type="string">
            <text:p>A10</text:p>
          </table:table-cell>
          <table:table-cell table:style-name="Default" office:value-type="float" office:value="4264383" calcext:value-type="float">
            <text:p>4264383</text:p>
          </table:table-cell>
          <table:table-cell table:style-name="Default" office:value-type="float" office:value="4263751" calcext:value-type="float">
            <text:p>4263751</text:p>
          </table:table-cell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6T</text:p>
          </table:table-cell>
          <table:table-cell table:style-name="Default" office:value-type="string" calcext:value-type="string">
            <text:p>G10</text:p>
          </table:table-cell>
          <table:table-cell table:style-name="Default" office:value-type="float" office:value="4739886" calcext:value-type="float">
            <text:p>4739886</text:p>
          </table:table-cell>
          <table:table-cell table:style-name="Default" office:value-type="float" office:value="4740679" calcext:value-type="float">
            <text:p>4740679</text:p>
          </table:table-cell>
          <table:table-cell table:style-name="Default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6T</text:p>
          </table:table-cell>
          <table:table-cell table:style-name="Default" office:value-type="string" calcext:value-type="string">
            <text:p>D9</text:p>
          </table:table-cell>
          <table:table-cell table:style-name="Default" office:value-type="float" office:value="5478208" calcext:value-type="float">
            <text:p>5478208</text:p>
          </table:table-cell>
          <table:table-cell table:style-name="Default" office:value-type="float" office:value="5478137" calcext:value-type="float">
            <text:p>5478137</text:p>
          </table:table-cell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6T</text:p>
          </table:table-cell>
          <table:table-cell table:style-name="Default" office:value-type="string" calcext:value-type="string">
            <text:p>E12</text:p>
          </table:table-cell>
          <table:table-cell table:style-name="Default" office:value-type="float" office:value="5871181" calcext:value-type="float">
            <text:p>5871181</text:p>
          </table:table-cell>
          <table:table-cell table:style-name="Default" office:value-type="float" office:value="5871829" calcext:value-type="float">
            <text:p>5871829</text:p>
          </table:table-cell>
          <table:table-cell table:style-name="Default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6T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float" office:value="6070929" calcext:value-type="float">
            <text:p>6070929</text:p>
          </table:table-cell>
          <table:table-cell table:style-name="Default" office:value-type="float" office:value="6070708" calcext:value-type="float">
            <text:p>6070708</text:p>
          </table:table-cell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6T</text:p>
          </table:table-cell>
          <table:table-cell table:style-name="Default" office:value-type="string" calcext:value-type="string">
            <text:p>C8</text:p>
          </table:table-cell>
          <table:table-cell table:style-name="Default" office:value-type="float" office:value="6114038" calcext:value-type="float">
            <text:p>6114038</text:p>
          </table:table-cell>
          <table:table-cell table:style-name="Default" office:value-type="float" office:value="6113518" calcext:value-type="float">
            <text:p>6113518</text:p>
          </table:table-cell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6T</text:p>
          </table:table-cell>
          <table:table-cell table:style-name="Default" office:value-type="string" calcext:value-type="string">
            <text:p>H9</text:p>
          </table:table-cell>
          <table:table-cell table:style-name="ce13" office:value-type="float" office:value="13210" calcext:value-type="float">
            <text:p>13210</text:p>
          </table:table-cell>
          <table:table-cell table:style-name="ce13" office:value-type="float" office:value="13782" calcext:value-type="float">
            <text:p>13782</text:p>
          </table:table-cell>
          <table:table-cell table:style-name="ce13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6T</text:p>
          </table:table-cell>
          <table:table-cell table:style-name="Default" office:value-type="string" calcext:value-type="string">
            <text:p>G12</text:p>
          </table:table-cell>
          <table:table-cell table:style-name="ce13" office:value-type="float" office:value="256694" calcext:value-type="float">
            <text:p>256694</text:p>
          </table:table-cell>
          <table:table-cell table:style-name="ce13" office:value-type="float" office:value="256505" calcext:value-type="float">
            <text:p>256505</text:p>
          </table:table-cell>
          <table:table-cell table:style-name="ce13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6T</text:p>
          </table:table-cell>
          <table:table-cell table:style-name="Default" office:value-type="string" calcext:value-type="string">
            <text:p>G9</text:p>
          </table:table-cell>
          <table:table-cell table:style-name="Default" office:value-type="float" office:value="952032" calcext:value-type="float">
            <text:p>952032</text:p>
          </table:table-cell>
          <table:table-cell table:style-name="Default" office:value-type="float" office:value="951309" calcext:value-type="float">
            <text:p>951309</text:p>
          </table:table-cell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6T</text:p>
          </table:table-cell>
          <table:table-cell table:style-name="Default" office:value-type="string" calcext:value-type="string">
            <text:p>B8</text:p>
          </table:table-cell>
          <table:table-cell table:style-name="Default" office:value-type="float" office:value="1363552" calcext:value-type="float">
            <text:p>1363552</text:p>
          </table:table-cell>
          <table:table-cell table:style-name="Default" office:value-type="float" office:value="1363073" calcext:value-type="float">
            <text:p>1363073</text:p>
          </table:table-cell>
          <table:table-cell table:style-name="Default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A1</text:p>
          </table:table-cell>
          <table:table-cell table:style-name="ce14" office:value-type="float" office:value="195771" calcext:value-type="float">
            <text:p>195771</text:p>
          </table:table-cell>
          <table:table-cell table:style-name="ce14" office:value-type="float" office:value="195451" calcext:value-type="float">
            <text:p>195451</text:p>
          </table:table-cell>
          <table:table-cell table:style-name="ce1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B2</text:p>
          </table:table-cell>
          <table:table-cell table:style-name="ce14" office:value-type="float" office:value="5635105" calcext:value-type="float">
            <text:p>5635105</text:p>
          </table:table-cell>
          <table:table-cell table:style-name="ce14" office:value-type="float" office:value="5635741" calcext:value-type="float">
            <text:p>5635741</text:p>
          </table:table-cell>
          <table:table-cell table:style-name="ce1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C2</text:p>
          </table:table-cell>
          <table:table-cell table:style-name="ce14" office:value-type="float" office:value="932207" calcext:value-type="float">
            <text:p>932207</text:p>
          </table:table-cell>
          <table:table-cell table:style-name="ce14" office:value-type="float" office:value="931760" calcext:value-type="float">
            <text:p>931760</text:p>
          </table:table-cell>
          <table:table-cell table:style-name="ce1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float" office:value="4719508" calcext:value-type="float">
            <text:p>4719508</text:p>
          </table:table-cell>
          <table:table-cell table:style-name="ce14" office:value-type="float" office:value="4719944" calcext:value-type="float">
            <text:p>4719944</text:p>
          </table:table-cell>
          <table:table-cell table:style-name="ce1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F2</text:p>
          </table:table-cell>
          <table:table-cell table:style-name="ce14" office:value-type="float" office:value="5901132" calcext:value-type="float">
            <text:p>5901132</text:p>
          </table:table-cell>
          <table:table-cell table:style-name="ce14" office:value-type="float" office:value="5901525" calcext:value-type="float">
            <text:p>5901525</text:p>
          </table:table-cell>
          <table:table-cell table:style-name="ce1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G2</text:p>
          </table:table-cell>
          <table:table-cell table:style-name="ce4" office:value-type="float" office:value="4693828" calcext:value-type="float">
            <text:p>4693828</text:p>
          </table:table-cell>
          <table:table-cell table:style-name="ce4" office:value-type="float" office:value="4693466" calcext:value-type="float">
            <text:p>4693466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H2</text:p>
          </table:table-cell>
          <table:table-cell table:style-name="ce14" office:value-type="float" office:value="5701754" calcext:value-type="float">
            <text:p>5701754</text:p>
          </table:table-cell>
          <table:table-cell table:style-name="ce14" office:value-type="float" office:value="5702333" calcext:value-type="float">
            <text:p>5702333</text:p>
          </table:table-cell>
          <table:table-cell table:style-name="ce1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A3</text:p>
          </table:table-cell>
          <table:table-cell table:style-name="ce15" office:value-type="float" office:value="1495548" calcext:value-type="float">
            <text:p>1495548</text:p>
          </table:table-cell>
          <table:table-cell table:style-name="ce15" office:value-type="float" office:value="1495084" calcext:value-type="float">
            <text:p>1495084</text:p>
          </table:table-cell>
          <table:table-cell table:style-name="ce15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C3</text:p>
          </table:table-cell>
          <table:table-cell table:style-name="ce4" office:value-type="float" office:value="1068503" calcext:value-type="float">
            <text:p>1068503</text:p>
          </table:table-cell>
          <table:table-cell table:style-name="ce4" office:value-type="float" office:value="1068912" calcext:value-type="float">
            <text:p>1068912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B1</text:p>
          </table:table-cell>
          <table:table-cell table:style-name="ce15" office:value-type="float" office:value="346357" calcext:value-type="float">
            <text:p>346357</text:p>
          </table:table-cell>
          <table:table-cell table:style-name="ce15" office:value-type="float" office:value="345962" calcext:value-type="float">
            <text:p>345962</text:p>
          </table:table-cell>
          <table:table-cell table:style-name="ce15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D3</text:p>
          </table:table-cell>
          <table:table-cell table:style-name="ce4" office:value-type="float" office:value="675788" calcext:value-type="float">
            <text:p>675788</text:p>
          </table:table-cell>
          <table:table-cell table:style-name="ce4" office:value-type="float" office:value="675905" calcext:value-type="float">
            <text:p>675905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E3</text:p>
          </table:table-cell>
          <table:table-cell table:style-name="ce4" office:value-type="float" office:value="5746810" calcext:value-type="float">
            <text:p>5746810</text:p>
          </table:table-cell>
          <table:table-cell table:style-name="ce4" office:value-type="float" office:value="5747020" calcext:value-type="float">
            <text:p>5747020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F3</text:p>
          </table:table-cell>
          <table:table-cell table:style-name="ce4" office:value-type="float" office:value="5098850" calcext:value-type="float">
            <text:p>5098850</text:p>
          </table:table-cell>
          <table:table-cell table:style-name="ce4" office:value-type="float" office:value="5099013" calcext:value-type="float">
            <text:p>5099013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H3</text:p>
          </table:table-cell>
          <table:table-cell table:style-name="ce4" office:value-type="float" office:value="5577126" calcext:value-type="float">
            <text:p>5577126</text:p>
          </table:table-cell>
          <table:table-cell table:style-name="ce4" office:value-type="float" office:value="5577695" calcext:value-type="float">
            <text:p>5577695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A4</text:p>
          </table:table-cell>
          <table:table-cell table:style-name="ce15" office:value-type="float" office:value="1274348" calcext:value-type="float">
            <text:p>1274348</text:p>
          </table:table-cell>
          <table:table-cell table:style-name="ce15" office:value-type="float" office:value="1274898" calcext:value-type="float">
            <text:p>1274898</text:p>
          </table:table-cell>
          <table:table-cell table:style-name="ce15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C4</text:p>
          </table:table-cell>
          <table:table-cell table:style-name="ce4" office:value-type="float" office:value="1569201" calcext:value-type="float">
            <text:p>1569201</text:p>
          </table:table-cell>
          <table:table-cell table:style-name="ce4" office:value-type="float" office:value="1568884" calcext:value-type="float">
            <text:p>1568884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D4</text:p>
          </table:table-cell>
          <table:table-cell table:style-name="ce14" office:value-type="float" office:value="5155057" calcext:value-type="float">
            <text:p>5155057</text:p>
          </table:table-cell>
          <table:table-cell table:style-name="ce14" office:value-type="float" office:value="5154504" calcext:value-type="float">
            <text:p>5154504</text:p>
          </table:table-cell>
          <table:table-cell table:style-name="ce1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E4</text:p>
          </table:table-cell>
          <table:table-cell table:style-name="ce14" office:value-type="float" office:value="5883214" calcext:value-type="float">
            <text:p>5883214</text:p>
          </table:table-cell>
          <table:table-cell table:style-name="ce14" office:value-type="float" office:value="5883623" calcext:value-type="float">
            <text:p>5883623</text:p>
          </table:table-cell>
          <table:table-cell table:style-name="ce1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C1</text:p>
          </table:table-cell>
          <table:table-cell table:style-name="ce15" office:value-type="float" office:value="252385" calcext:value-type="float">
            <text:p>252385</text:p>
          </table:table-cell>
          <table:table-cell table:style-name="ce15" office:value-type="float" office:value="251770" calcext:value-type="float">
            <text:p>251770</text:p>
          </table:table-cell>
          <table:table-cell table:style-name="ce15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F4</text:p>
          </table:table-cell>
          <table:table-cell table:style-name="ce15" office:value-type="float" office:value="792634" calcext:value-type="float">
            <text:p>792634</text:p>
          </table:table-cell>
          <table:table-cell table:style-name="ce15" office:value-type="float" office:value="792145" calcext:value-type="float">
            <text:p>792145</text:p>
          </table:table-cell>
          <table:table-cell table:style-name="ce15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G4</text:p>
          </table:table-cell>
          <table:table-cell table:style-name="ce14" office:value-type="float" office:value="5551858" calcext:value-type="float">
            <text:p>5551858</text:p>
          </table:table-cell>
          <table:table-cell table:style-name="ce14" office:value-type="float" office:value="5552216" calcext:value-type="float">
            <text:p>5552216</text:p>
          </table:table-cell>
          <table:table-cell table:style-name="ce1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H4</text:p>
          </table:table-cell>
          <table:table-cell table:style-name="ce15" office:value-type="float" office:value="585696" calcext:value-type="float">
            <text:p>585696</text:p>
          </table:table-cell>
          <table:table-cell table:style-name="ce15" office:value-type="float" office:value="585495" calcext:value-type="float">
            <text:p>585495</text:p>
          </table:table-cell>
          <table:table-cell table:style-name="ce15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A5</text:p>
          </table:table-cell>
          <table:table-cell table:style-name="ce14" office:value-type="float" office:value="456241" calcext:value-type="float">
            <text:p>456241</text:p>
          </table:table-cell>
          <table:table-cell table:style-name="ce14" office:value-type="float" office:value="456742" calcext:value-type="float">
            <text:p>456742</text:p>
          </table:table-cell>
          <table:table-cell table:style-name="ce1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B5</text:p>
          </table:table-cell>
          <table:table-cell table:style-name="ce14" office:value-type="float" office:value="5102220" calcext:value-type="float">
            <text:p>5102220</text:p>
          </table:table-cell>
          <table:table-cell table:style-name="ce14" office:value-type="float" office:value="5102795" calcext:value-type="float">
            <text:p>5102795</text:p>
          </table:table-cell>
          <table:table-cell table:style-name="ce1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D5</text:p>
          </table:table-cell>
          <table:table-cell table:style-name="ce4" office:value-type="float" office:value="750995" calcext:value-type="float">
            <text:p>750995</text:p>
          </table:table-cell>
          <table:table-cell table:style-name="ce4" office:value-type="float" office:value="750534" calcext:value-type="float">
            <text:p>750534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E5</text:p>
          </table:table-cell>
          <table:table-cell table:style-name="ce15" office:value-type="float" office:value="1157817" calcext:value-type="float">
            <text:p>1157817</text:p>
          </table:table-cell>
          <table:table-cell table:style-name="ce15" office:value-type="float" office:value="1158131" calcext:value-type="float">
            <text:p>1158131</text:p>
          </table:table-cell>
          <table:table-cell table:style-name="ce15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F5</text:p>
          </table:table-cell>
          <table:table-cell table:style-name="ce15" office:value-type="float" office:value="432348" calcext:value-type="float">
            <text:p>432348</text:p>
          </table:table-cell>
          <table:table-cell table:style-name="ce15" office:value-type="float" office:value="431974" calcext:value-type="float">
            <text:p>431974</text:p>
          </table:table-cell>
          <table:table-cell table:style-name="ce15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G5</text:p>
          </table:table-cell>
          <table:table-cell table:style-name="ce14" office:value-type="float" office:value="6046466" calcext:value-type="float">
            <text:p>6046466</text:p>
          </table:table-cell>
          <table:table-cell table:style-name="ce14" office:value-type="float" office:value="6046365" calcext:value-type="float">
            <text:p>6046365</text:p>
          </table:table-cell>
          <table:table-cell table:style-name="ce1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D1</text:p>
          </table:table-cell>
          <table:table-cell table:style-name="ce15" office:value-type="float" office:value="111809" calcext:value-type="float">
            <text:p>111809</text:p>
          </table:table-cell>
          <table:table-cell table:style-name="ce15" office:value-type="float" office:value="111364" calcext:value-type="float">
            <text:p>111364</text:p>
          </table:table-cell>
          <table:table-cell table:style-name="ce15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H5</text:p>
          </table:table-cell>
          <table:table-cell table:style-name="ce15" office:value-type="float" office:value="1388584" calcext:value-type="float">
            <text:p>1388584</text:p>
          </table:table-cell>
          <table:table-cell table:style-name="ce15" office:value-type="float" office:value="1388231" calcext:value-type="float">
            <text:p>1388231</text:p>
          </table:table-cell>
          <table:table-cell table:style-name="ce15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A6</text:p>
          </table:table-cell>
          <table:table-cell table:style-name="ce4" office:value-type="float" office:value="5921389" calcext:value-type="float">
            <text:p>5921389</text:p>
          </table:table-cell>
          <table:table-cell table:style-name="ce4" office:value-type="float" office:value="5921351" calcext:value-type="float">
            <text:p>5921351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B6</text:p>
          </table:table-cell>
          <table:table-cell table:style-name="ce14" office:value-type="float" office:value="5285636" calcext:value-type="float">
            <text:p>5285636</text:p>
          </table:table-cell>
          <table:table-cell table:style-name="ce14" office:value-type="float" office:value="5286070" calcext:value-type="float">
            <text:p>5286070</text:p>
          </table:table-cell>
          <table:table-cell table:style-name="ce1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C6</text:p>
          </table:table-cell>
          <table:table-cell table:style-name="ce14" office:value-type="float" office:value="5899105" calcext:value-type="float">
            <text:p>5899105</text:p>
          </table:table-cell>
          <table:table-cell table:style-name="ce14" office:value-type="float" office:value="5898947" calcext:value-type="float">
            <text:p>5898947</text:p>
          </table:table-cell>
          <table:table-cell table:style-name="ce1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E6</text:p>
          </table:table-cell>
          <table:table-cell table:style-name="ce14" office:value-type="float" office:value="5991951" calcext:value-type="float">
            <text:p>5991951</text:p>
          </table:table-cell>
          <table:table-cell table:style-name="ce14" office:value-type="float" office:value="5992229" calcext:value-type="float">
            <text:p>5992229</text:p>
          </table:table-cell>
          <table:table-cell table:style-name="ce1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F6</text:p>
          </table:table-cell>
          <table:table-cell table:style-name="ce15" office:value-type="float" office:value="794384" calcext:value-type="float">
            <text:p>794384</text:p>
          </table:table-cell>
          <table:table-cell table:style-name="ce15" office:value-type="float" office:value="794850" calcext:value-type="float">
            <text:p>794850</text:p>
          </table:table-cell>
          <table:table-cell table:style-name="ce15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G6</text:p>
          </table:table-cell>
          <table:table-cell table:style-name="ce15" office:value-type="float" office:value="1596718" calcext:value-type="float">
            <text:p>1596718</text:p>
          </table:table-cell>
          <table:table-cell table:style-name="ce15" office:value-type="float" office:value="1597168" calcext:value-type="float">
            <text:p>1597168</text:p>
          </table:table-cell>
          <table:table-cell table:style-name="ce15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H6</text:p>
          </table:table-cell>
          <table:table-cell table:style-name="ce4" office:value-type="float" office:value="5597074" calcext:value-type="float">
            <text:p>5597074</text:p>
          </table:table-cell>
          <table:table-cell table:style-name="ce4" office:value-type="float" office:value="5596845" calcext:value-type="float">
            <text:p>5596845</text:p>
          </table:table-cell>
          <table:table-cell table:style-name="ce4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E1</text:p>
          </table:table-cell>
          <table:table-cell table:style-name="ce14" office:value-type="float" office:value="941162" calcext:value-type="float">
            <text:p>941162</text:p>
          </table:table-cell>
          <table:table-cell table:style-name="ce14" office:value-type="float" office:value="941412" calcext:value-type="float">
            <text:p>941412</text:p>
          </table:table-cell>
          <table:table-cell table:style-name="ce1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F1</text:p>
          </table:table-cell>
          <table:table-cell table:style-name="ce16" office:value-type="float" office:value="742738" calcext:value-type="float">
            <text:p>742738</text:p>
          </table:table-cell>
          <table:table-cell table:style-name="ce16" office:value-type="float" office:value="742622" calcext:value-type="float">
            <text:p>742622</text:p>
          </table:table-cell>
          <table:table-cell table:style-name="ce16"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G1</text:p>
          </table:table-cell>
          <table:table-cell table:style-name="ce4" office:value-type="float" office:value="190242" calcext:value-type="float">
            <text:p>190242</text:p>
          </table:table-cell>
          <table:table-cell table:style-name="ce4" office:value-type="float" office:value="190673" calcext:value-type="float">
            <text:p>190673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H1</text:p>
          </table:table-cell>
          <table:table-cell table:style-name="ce4" office:value-type="float" office:value="823507" calcext:value-type="float">
            <text:p>823507</text:p>
          </table:table-cell>
          <table:table-cell table:style-name="ce4" office:value-type="float" office:value="824016" calcext:value-type="float">
            <text:p>824016</text:p>
          </table:table-cell>
          <table:table-cell table:style-name="ce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dm0</text:p>
          </table:table-cell>
          <table:table-cell table:style-name="ce11" office:value-type="string" calcext:value-type="string">
            <text:p>TS2mA2</text:p>
          </table:table-cell>
          <table:table-cell table:style-name="ce14" office:value-type="float" office:value="5162025" calcext:value-type="float">
            <text:p>5162025</text:p>
          </table:table-cell>
          <table:table-cell table:style-name="ce14" office:value-type="float" office:value="5162468" calcext:value-type="float">
            <text:p>5162468</text:p>
          </table:table-cell>
          <table:table-cell table:style-name="ce14"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D5 of TS2</text:p>
          </table:table-cell>
          <table:table-cell office:value-type="float" office:value="20744" calcext:value-type="float">
            <text:p>20744</text:p>
          </table:table-cell>
          <table:table-cell office:value-type="float" office:value="21081" calcext:value-type="float">
            <text:p>21081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F3 of TS2</text:p>
          </table:table-cell>
          <table:table-cell office:value-type="float" office:value="28889" calcext:value-type="float">
            <text:p>28889</text:p>
          </table:table-cell>
          <table:table-cell office:value-type="float" office:value="29425" calcext:value-type="float">
            <text:p>29425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B6 of TS2</text:p>
          </table:table-cell>
          <table:table-cell office:value-type="float" office:value="31532" calcext:value-type="float">
            <text:p>31532</text:p>
          </table:table-cell>
          <table:table-cell office:value-type="float" office:value="31724" calcext:value-type="float">
            <text:p>31724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G4 of TS2</text:p>
          </table:table-cell>
          <table:table-cell office:value-type="float" office:value="67133" calcext:value-type="float">
            <text:p>67133</text:p>
          </table:table-cell>
          <table:table-cell office:value-type="float" office:value="67251" calcext:value-type="float">
            <text:p>67251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E3 of TS2</text:p>
          </table:table-cell>
          <table:table-cell office:value-type="float" office:value="134668" calcext:value-type="float">
            <text:p>134668</text:p>
          </table:table-cell>
          <table:table-cell office:value-type="float" office:value="134878" calcext:value-type="float">
            <text:p>134878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H3 of TS2</text:p>
          </table:table-cell>
          <table:table-cell office:value-type="float" office:value="171732" calcext:value-type="float">
            <text:p>171732</text:p>
          </table:table-cell>
          <table:table-cell office:value-type="float" office:value="171938" calcext:value-type="float">
            <text:p>171938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A3 of TS2</text:p>
          </table:table-cell>
          <table:table-cell office:value-type="float" office:value="172491" calcext:value-type="float">
            <text:p>172491</text:p>
          </table:table-cell>
          <table:table-cell office:value-type="float" office:value="172786" calcext:value-type="float">
            <text:p>172786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C2 of TS2</text:p>
          </table:table-cell>
          <table:table-cell office:value-type="float" office:value="173146" calcext:value-type="float">
            <text:p>173146</text:p>
          </table:table-cell>
          <table:table-cell office:value-type="float" office:value="173275" calcext:value-type="float">
            <text:p>173275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A4 of TS2</text:p>
          </table:table-cell>
          <table:table-cell office:value-type="float" office:value="173907" calcext:value-type="float">
            <text:p>173907</text:p>
          </table:table-cell>
          <table:table-cell office:value-type="float" office:value="174397" calcext:value-type="float">
            <text:p>174397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E7 of TS2</text:p>
          </table:table-cell>
          <table:table-cell office:value-type="float" office:value="174017" calcext:value-type="float">
            <text:p>174017</text:p>
          </table:table-cell>
          <table:table-cell office:value-type="float" office:value="174223" calcext:value-type="float">
            <text:p>174223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F2 of TS2</text:p>
          </table:table-cell>
          <table:table-cell office:value-type="float" office:value="174086" calcext:value-type="float">
            <text:p>174086</text:p>
          </table:table-cell>
          <table:table-cell office:value-type="float" office:value="174380" calcext:value-type="float">
            <text:p>174380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C1 of TS2</text:p>
          </table:table-cell>
          <table:table-cell office:value-type="float" office:value="175422" calcext:value-type="float">
            <text:p>175422</text:p>
          </table:table-cell>
          <table:table-cell office:value-type="float" office:value="175663" calcext:value-type="float">
            <text:p>175663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G3 of TS2</text:p>
          </table:table-cell>
          <table:table-cell office:value-type="float" office:value="175515" calcext:value-type="float">
            <text:p>175515</text:p>
          </table:table-cell>
          <table:table-cell office:value-type="float" office:value="175699" calcext:value-type="float">
            <text:p>175699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B4 of TS2</text:p>
          </table:table-cell>
          <table:table-cell office:value-type="float" office:value="175804" calcext:value-type="float">
            <text:p>175804</text:p>
          </table:table-cell>
          <table:table-cell office:value-type="float" office:value="175991" calcext:value-type="float">
            <text:p>175991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G6 of TS2</text:p>
          </table:table-cell>
          <table:table-cell office:value-type="float" office:value="185462" calcext:value-type="float">
            <text:p>185462</text:p>
          </table:table-cell>
          <table:table-cell office:value-type="float" office:value="185601" calcext:value-type="float">
            <text:p>185601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B5 of TS2</text:p>
          </table:table-cell>
          <table:table-cell office:value-type="float" office:value="200360" calcext:value-type="float">
            <text:p>200360</text:p>
          </table:table-cell>
          <table:table-cell office:value-type="float" office:value="200795" calcext:value-type="float">
            <text:p>200795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C6 of TS2</text:p>
          </table:table-cell>
          <table:table-cell office:value-type="float" office:value="312961" calcext:value-type="float">
            <text:p>312961</text:p>
          </table:table-cell>
          <table:table-cell office:value-type="float" office:value="313124" calcext:value-type="float">
            <text:p>313124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H4 of TS2</text:p>
          </table:table-cell>
          <table:table-cell office:value-type="float" office:value="455868" calcext:value-type="float">
            <text:p>455868</text:p>
          </table:table-cell>
          <table:table-cell office:value-type="float" office:value="455484" calcext:value-type="float">
            <text:p>455484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H7 of TS2</text:p>
          </table:table-cell>
          <table:table-cell office:value-type="float" office:value="481246" calcext:value-type="float">
            <text:p>481246</text:p>
          </table:table-cell>
          <table:table-cell office:value-type="float" office:value="481484" calcext:value-type="float">
            <text:p>481484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H5 of TS2</text:p>
          </table:table-cell>
          <table:table-cell office:value-type="float" office:value="485061" calcext:value-type="float">
            <text:p>485061</text:p>
          </table:table-cell>
          <table:table-cell office:value-type="float" office:value="484805" calcext:value-type="float">
            <text:p>484805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A1 of TS2</text:p>
          </table:table-cell>
          <table:table-cell office:value-type="float" office:value="527257" calcext:value-type="float">
            <text:p>527257</text:p>
          </table:table-cell>
          <table:table-cell office:value-type="float" office:value="527355" calcext:value-type="float">
            <text:p>527355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A6 of TS2</text:p>
          </table:table-cell>
          <table:table-cell office:value-type="float" office:value="565607" calcext:value-type="float">
            <text:p>565607</text:p>
          </table:table-cell>
          <table:table-cell office:value-type="float" office:value="565933" calcext:value-type="float">
            <text:p>565933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B7 of TS2</text:p>
          </table:table-cell>
          <table:table-cell office:value-type="float" office:value="571584" calcext:value-type="float">
            <text:p>571584</text:p>
          </table:table-cell>
          <table:table-cell office:value-type="float" office:value="571759" calcext:value-type="float">
            <text:p>571759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C4 of TS2</text:p>
          </table:table-cell>
          <table:table-cell office:value-type="float" office:value="698902" calcext:value-type="float">
            <text:p>698902</text:p>
          </table:table-cell>
          <table:table-cell office:value-type="float" office:value="699063" calcext:value-type="float">
            <text:p>699063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D4 of TS2</text:p>
          </table:table-cell>
          <table:table-cell office:value-type="float" office:value="703407" calcext:value-type="float">
            <text:p>703407</text:p>
          </table:table-cell>
          <table:table-cell office:value-type="float" office:value="703170" calcext:value-type="float">
            <text:p>703170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C7 of TS2</text:p>
          </table:table-cell>
          <table:table-cell office:value-type="float" office:value="756796" calcext:value-type="float">
            <text:p>756796</text:p>
          </table:table-cell>
          <table:table-cell office:value-type="float" office:value="756849" calcext:value-type="float">
            <text:p>756849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F5 of TS2</text:p>
          </table:table-cell>
          <table:table-cell office:value-type="float" office:value="1249629" calcext:value-type="float">
            <text:p>1249629</text:p>
          </table:table-cell>
          <table:table-cell office:value-type="float" office:value="1249201" calcext:value-type="float">
            <text:p>1249201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G5 of TS2</text:p>
          </table:table-cell>
          <table:table-cell office:value-type="float" office:value="1287390" calcext:value-type="float">
            <text:p>1287390</text:p>
          </table:table-cell>
          <table:table-cell office:value-type="float" office:value="1287239" calcext:value-type="float">
            <text:p>1287239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G1 of TS2</text:p>
          </table:table-cell>
          <table:table-cell office:value-type="float" office:value="1295608" calcext:value-type="float">
            <text:p>1295608</text:p>
          </table:table-cell>
          <table:table-cell office:value-type="float" office:value="1295265" calcext:value-type="float">
            <text:p>1295265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E1 of TS2</text:p>
          </table:table-cell>
          <table:table-cell office:value-type="float" office:value="1401762" calcext:value-type="float">
            <text:p>1401762</text:p>
          </table:table-cell>
          <table:table-cell office:value-type="float" office:value="1401227" calcext:value-type="float">
            <text:p>1401227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D7 of TS2</text:p>
          </table:table-cell>
          <table:table-cell office:value-type="float" office:value="1493136" calcext:value-type="float">
            <text:p>1493136</text:p>
          </table:table-cell>
          <table:table-cell office:value-type="float" office:value="1492898" calcext:value-type="float">
            <text:p>1492898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E2 of TS2</text:p>
          </table:table-cell>
          <table:table-cell office:value-type="float" office:value="4137842" calcext:value-type="float">
            <text:p>4137842</text:p>
          </table:table-cell>
          <table:table-cell office:value-type="float" office:value="4138012" calcext:value-type="float">
            <text:p>4138012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F6 of TS2</text:p>
          </table:table-cell>
          <table:table-cell office:value-type="float" office:value="4600389" calcext:value-type="float">
            <text:p>4600389</text:p>
          </table:table-cell>
          <table:table-cell office:value-type="float" office:value="4600630" calcext:value-type="float">
            <text:p>4600630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B2 of TS2</text:p>
          </table:table-cell>
          <table:table-cell office:value-type="float" office:value="4659102" calcext:value-type="float">
            <text:p>4659102</text:p>
          </table:table-cell>
          <table:table-cell office:value-type="float" office:value="4659311" calcext:value-type="float">
            <text:p>4659311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D1 of TS2</text:p>
          </table:table-cell>
          <table:table-cell office:value-type="float" office:value="4662833" calcext:value-type="float">
            <text:p>4662833</text:p>
          </table:table-cell>
          <table:table-cell office:value-type="float" office:value="4663623" calcext:value-type="float">
            <text:p>4663623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G2 of TS2</text:p>
          </table:table-cell>
          <table:table-cell office:value-type="float" office:value="4720561" calcext:value-type="float">
            <text:p>4720561</text:p>
          </table:table-cell>
          <table:table-cell office:value-type="float" office:value="4720747" calcext:value-type="float">
            <text:p>4720747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H2 of TS2</text:p>
          </table:table-cell>
          <table:table-cell office:value-type="float" office:value="4888153" calcext:value-type="float">
            <text:p>4888153</text:p>
          </table:table-cell>
          <table:table-cell office:value-type="float" office:value="4887800" calcext:value-type="float">
            <text:p>4887800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E6 of TS2</text:p>
          </table:table-cell>
          <table:table-cell office:value-type="float" office:value="5411477" calcext:value-type="float">
            <text:p>5411477</text:p>
          </table:table-cell>
          <table:table-cell office:value-type="float" office:value="5411219" calcext:value-type="float">
            <text:p>5411219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F4 of TS2</text:p>
          </table:table-cell>
          <table:table-cell office:value-type="float" office:value="5540786" calcext:value-type="float">
            <text:p>5540786</text:p>
          </table:table-cell>
          <table:table-cell office:value-type="float" office:value="5540949" calcext:value-type="float">
            <text:p>5540949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H1 of TS2</text:p>
          </table:table-cell>
          <table:table-cell office:value-type="float" office:value="5726855" calcext:value-type="float">
            <text:p>5726855</text:p>
          </table:table-cell>
          <table:table-cell office:value-type="float" office:value="5727138" calcext:value-type="float">
            <text:p>5727138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H6 of TS2</text:p>
          </table:table-cell>
          <table:table-cell office:value-type="float" office:value="5773060" calcext:value-type="float">
            <text:p>5773060</text:p>
          </table:table-cell>
          <table:table-cell office:value-type="float" office:value="5773142" calcext:value-type="float">
            <text:p>5773142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B1 of TS2</text:p>
          </table:table-cell>
          <table:table-cell office:value-type="float" office:value="5872531" calcext:value-type="float">
            <text:p>5872531</text:p>
          </table:table-cell>
          <table:table-cell office:value-type="float" office:value="5873001" calcext:value-type="float">
            <text:p>5873001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D6 of TS2</text:p>
          </table:table-cell>
          <table:table-cell office:value-type="float" office:value="5921389" calcext:value-type="float">
            <text:p>5921389</text:p>
          </table:table-cell>
          <table:table-cell office:value-type="float" office:value="5921175" calcext:value-type="float">
            <text:p>5921175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E4 of TS2</text:p>
          </table:table-cell>
          <table:table-cell office:value-type="float" office:value="5926942" calcext:value-type="float">
            <text:p>5926942</text:p>
          </table:table-cell>
          <table:table-cell office:value-type="float" office:value="5927239" calcext:value-type="float">
            <text:p>5927239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E5 of TS2</text:p>
          </table:table-cell>
          <table:table-cell office:value-type="float" office:value="5984165" calcext:value-type="float">
            <text:p>5984165</text:p>
          </table:table-cell>
          <table:table-cell office:value-type="float" office:value="5984009" calcext:value-type="float">
            <text:p>5984009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F1 of TS2</text:p>
          </table:table-cell>
          <table:table-cell office:value-type="float" office:value="6092027" calcext:value-type="float">
            <text:p>6092027</text:p>
          </table:table-cell>
          <table:table-cell office:value-type="float" office:value="6091734" calcext:value-type="float">
            <text:p>6091734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TS2MmeI</text:p>
          </table:table-cell>
          <table:table-cell table:style-name="ce7" office:value-type="string" calcext:value-type="string">
            <text:p>B3 of TS2</text:p>
          </table:table-cell>
          <table:table-cell office:value-type="float" office:value="6170409" calcext:value-type="float">
            <text:p>6170409</text:p>
          </table:table-cell>
          <table:table-cell office:value-type="float" office:value="6170178" calcext:value-type="float">
            <text:p>6170178</text:p>
          </table:table-cell>
          <table:table-cell office:value-type="string" calcext:value-type="string">
            <text:p>minus</text:p>
          </table:table-cell>
        </table:table-row>
        <calcext:conditional-formats>
          <calcext:conditional-format calcext:target-range-address="Sheet1.B110:Sheet1.E161">
            <calcext:condition calcext:apply-style-name="ConditionalStyle_6" calcext:value="contains-text(&quot;True&quot;)" calcext:base-cell-address="Sheet1.B1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Helvetica Neue" svg:font-family="'Helvetica Neue'"/>
    <style:font-face style:name="Helvetica Neue1" svg:font-family="'Helvetica Neue'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0:49:06.371743694</meta:creation-date>
    <dc:date>2023-12-14T12:15:23.433810815</dc:date>
    <meta:editing-duration>PT1H26M13S</meta:editing-duration>
    <meta:editing-cycles>8</meta:editing-cycles>
    <meta:generator>LibreOffice/7.4.7.2$Linux_X86_64 LibreOffice_project/40$Build-2</meta:generator>
    <meta:document-statistic meta:table-count="1" meta:cell-count="1625" meta:object-count="0"/>
  </office:meta>
</office:document-meta>
</file>